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92.67mm"/>
    </style:style>
    <style:style style:name="co4" style:family="table-column">
      <style:table-column-properties fo:break-before="auto" style:column-width="130.53mm"/>
    </style:style>
    <style:style style:name="co5" style:family="table-column">
      <style:table-column-properties fo:break-before="auto" style:column-width="109.01mm"/>
    </style:style>
    <style:style style:name="co6" style:family="table-column">
      <style:table-column-properties fo:break-before="auto" style:column-width="111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PTO</text:p>
          </table:table-cell>
          <table:table-cell table:number-columns-repeated="3"/>
          <table:table-cell office:value-type="string" calcext:value-type="string">
            <text:p>CARGO</text:p>
          </table:table-cell>
          <table:table-cell table:number-columns-repeated="4"/>
          <table:table-cell office:value-type="string" calcext:value-type="string">
            <text:p>EMPREGADO</text:p>
          </table:table-cell>
          <table:table-cell table:number-columns-repeated="5"/>
          <table:table-cell table:style-name="Default" office:value-type="string" calcext:value-type="string">
            <text:p>DEPTOEMPREGADO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CARGOEMPREGAD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SALARIO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NASCIMENTO</text:p>
          </table:table-cell>
          <table:table-cell table:number-columns-repeated="2"/>
          <table:table-cell table:style-name="Default" office:value-type="string" calcext:value-type="string">
            <text:p>DEPTO</text:p>
          </table:table-cell>
          <table:table-cell table:style-name="Default" office:value-type="string" calcext:value-type="string">
            <text:p>EMPREGADO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table:style-name="Default" office:value-type="string" calcext:value-type="string">
            <text:p>CARGO</text:p>
          </table:table-cell>
          <table:table-cell table:style-name="Default" office:value-type="string" calcext:value-type="string">
            <text:p>EMPREGADO</text:p>
          </table:table-cell>
          <table:table-cell office:value-type="string" calcext:value-type="string">
            <text:p>INICI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DEPTO &quot;;[.A3])" office:value-type="string" office:string-value="DEPTO 1" calcext:value-type="string">
            <text:p>DEPTO 1</text:p>
          </table:table-cell>
          <table:table-cell table:formula="of:=CONCATENATE(&quot;INSERT INTO DEPTO VALUES (&quot;;[.A3];&quot;, '&quot;;[.B3];&quot;');&quot;)" office:value-type="string" office:string-value="INSERT INTO DEPTO VALUES (1, 'DEPTO 1');" calcext:value-type="string">
            <text:p>INSERT INTO DEPTO VALUES (1, 'DEPTO 1');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&quot;CARGO &quot;;[.E3])" office:value-type="string" office:string-value="CARGO 1" calcext:value-type="string">
            <text:p>CARGO 1</text:p>
          </table:table-cell>
          <table:table-cell office:value-type="float" office:value="500" calcext:value-type="float">
            <text:p>500</text:p>
          </table:table-cell>
          <table:table-cell table:formula="of:=CONCATENATE(&quot;INSERT INTO CARGO VALUES (&quot;;[.E3];&quot;, '&quot;;[.F3];&quot;', &quot;;[.G3];&quot;);&quot;)" office:value-type="string" office:string-value="INSERT INTO CARGO VALUES (1, 'CARGO 1', 500);" calcext:value-type="string">
            <text:p>INSERT INTO CARGO VALUES (1, 'CARGO 1', 500);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CATENATE(&quot;EMPREGADO &quot;;[.J3])" office:value-type="string" office:string-value="EMPREGADO 1" calcext:value-type="string">
            <text:p>EMPREGADO 1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42-07-15" calcext:value-type="string">
            <text:p>1942-07-15</text:p>
          </table:table-cell>
          <table:table-cell table:formula="of:=CONCATENATE(&quot;INSERT INTO EMPREGADO VALUES (&quot;;[.J3];&quot;, '&quot;;[.K3];&quot;', '&quot;;[.L3];&quot;', '&quot;;[.M3];&quot;');&quot;)" office:value-type="string" office:string-value="INSERT INTO EMPREGADO VALUES (1, 'EMPREGADO 1', 'M', '1942-07-15');" calcext:value-type="string">
            <text:p>INSERT INTO EMPREGADO VALUES (1, 'EMPREGADO 1', 'M', '1942-07-15');</text:p>
          </table:table-cell>
          <table:table-cell/>
          <table:table-cell table:formula="of:=1+INT(RAND()*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CATENATE(1990+INT(RAND()*25);&quot;-&quot;;TEXT(1+INT(RAND()*12);&quot;00&quot;);&quot;-&quot;;TEXT(1+INT(RAND()*28);&quot;00&quot;))" office:value-type="string" office:string-value="1993-08-23" calcext:value-type="string">
            <text:p>1993-08-23</text:p>
          </table:table-cell>
          <table:table-cell table:formula="of:=CONCATENATE(&quot;INSERT INTO DEPTOEMPREGADO VALUES (&quot;;[.P3];&quot;, &quot;;[.Q3];&quot;, '&quot;;[.R3];&quot;');&quot;)" office:value-type="string" office:string-value="INSERT INTO DEPTOEMPREGADO VALUES (1, 1, '1993-08-23');" calcext:value-type="string">
            <text:p>INSERT INTO DEPTOEMPREGADO VALUES (1, 1, '1993-08-23')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R3]" office:value-type="string" office:string-value="1993-08-23" calcext:value-type="string">
            <text:p>1993-08-23</text:p>
          </table:table-cell>
          <table:table-cell table:formula="of:=CONCATENATE(&quot;INSERT INTO CARGOEMPREGADO VALUES (&quot;;[.U3];&quot;, &quot;;[.V3];&quot;, '&quot;;[.W3];&quot;');&quot;)" office:value-type="string" office:string-value="INSERT INTO CARGOEMPREGADO VALUES (1, 1, '1993-08-23');" calcext:value-type="string">
            <text:p>INSERT INTO CARGOEMPREGADO VALUES (1, 1, '1993-08-23');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CONCATENATE(&quot;DEPTO &quot;;[.A4])" office:value-type="string" office:string-value="DEPTO 2" calcext:value-type="string">
            <text:p>DEPTO 2</text:p>
          </table:table-cell>
          <table:table-cell table:formula="of:=CONCATENATE(&quot;INSERT INTO DEPTO VALUES (&quot;;[.A4];&quot;, '&quot;;[.B4];&quot;');&quot;)" office:value-type="string" office:string-value="INSERT INTO DEPTO VALUES (2, 'DEPTO 2');" calcext:value-type="string">
            <text:p>INSERT INTO DEPTO VALUES (2, 'DEPTO 2');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table:formula="of:=CONCATENATE(&quot;CARGO &quot;;[.E4])" office:value-type="string" office:string-value="CARGO 2" calcext:value-type="string">
            <text:p>CARGO 2</text:p>
          </table:table-cell>
          <table:table-cell table:formula="of:=[.G3]+300" office:value-type="float" office:value="800" calcext:value-type="float">
            <text:p>800</text:p>
          </table:table-cell>
          <table:table-cell table:formula="of:=CONCATENATE(&quot;INSERT INTO CARGO VALUES (&quot;;[.E4];&quot;, '&quot;;[.F4];&quot;', &quot;;[.G4];&quot;);&quot;)" office:value-type="string" office:string-value="INSERT INTO CARGO VALUES (2, 'CARGO 2', 800);" calcext:value-type="string">
            <text:p>INSERT INTO CARGO VALUES (2, 'CARGO 2', 800);</text:p>
          </table:table-cell>
          <table:table-cell/>
          <table:table-cell table:formula="of:=[.J3]+1" office:value-type="float" office:value="2" calcext:value-type="float">
            <text:p>2</text:p>
          </table:table-cell>
          <table:table-cell table:formula="of:=CONCATENATE(&quot;EMPREGADO &quot;;[.J4])" office:value-type="string" office:string-value="EMPREGADO 2" calcext:value-type="string">
            <text:p>EMPREGADO 2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55-05-28" calcext:value-type="string">
            <text:p>1955-05-28</text:p>
          </table:table-cell>
          <table:table-cell table:formula="of:=CONCATENATE(&quot;INSERT INTO EMPREGADO VALUES (&quot;;[.J4];&quot;, '&quot;;[.K4];&quot;', '&quot;;[.L4];&quot;', '&quot;;[.M4];&quot;');&quot;)" office:value-type="string" office:string-value="INSERT INTO EMPREGADO VALUES (2, 'EMPREGADO 2', 'F', '1955-05-28');" calcext:value-type="string">
            <text:p>INSERT INTO EMPREGADO VALUES (2, 'EMPREGADO 2', 'F', '1955-05-28');</text:p>
          </table:table-cell>
          <table:table-cell/>
          <table:table-cell table:formula="of:=1+INT(RAND()*5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1990+INT(RAND()*25);&quot;-&quot;;TEXT(1+INT(RAND()*12);&quot;00&quot;);&quot;-&quot;;TEXT(1+INT(RAND()*28);&quot;00&quot;))" office:value-type="string" office:string-value="1997-04-03" calcext:value-type="string">
            <text:p>1997-04-03</text:p>
          </table:table-cell>
          <table:table-cell table:formula="of:=CONCATENATE(&quot;INSERT INTO DEPTOEMPREGADO VALUES (&quot;;[.P4];&quot;, &quot;;[.Q4];&quot;, '&quot;;[.R4];&quot;');&quot;)" office:value-type="string" office:string-value="INSERT INTO DEPTOEMPREGADO VALUES (4, 2, '1997-04-03');" calcext:value-type="string">
            <text:p>INSERT INTO DEPTOEMPREGADO VALUES (4, 2, '1997-04-03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4]" office:value-type="string" office:string-value="1997-04-03" calcext:value-type="string">
            <text:p>1997-04-03</text:p>
          </table:table-cell>
          <table:table-cell table:formula="of:=CONCATENATE(&quot;INSERT INTO CARGOEMPREGADO VALUES (&quot;;[.U4];&quot;, &quot;;[.V4];&quot;, '&quot;;[.W4];&quot;');&quot;)" office:value-type="string" office:string-value="INSERT INTO CARGOEMPREGADO VALUES (1, 2, '1997-04-03');" calcext:value-type="string">
            <text:p>INSERT INTO CARGOEMPREGADO VALUES (1, 2, '1997-04-03');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CONCATENATE(&quot;DEPTO &quot;;[.A5])" office:value-type="string" office:string-value="DEPTO 3" calcext:value-type="string">
            <text:p>DEPTO 3</text:p>
          </table:table-cell>
          <table:table-cell table:formula="of:=CONCATENATE(&quot;INSERT INTO DEPTO VALUES (&quot;;[.A5];&quot;, '&quot;;[.B5];&quot;');&quot;)" office:value-type="string" office:string-value="INSERT INTO DEPTO VALUES (3, 'DEPTO 3');" calcext:value-type="string">
            <text:p>INSERT INTO DEPTO VALUES (3, 'DEPTO 3');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CONCATENATE(&quot;CARGO &quot;;[.E5])" office:value-type="string" office:string-value="CARGO 3" calcext:value-type="string">
            <text:p>CARGO 3</text:p>
          </table:table-cell>
          <table:table-cell table:formula="of:=[.G4]+300" office:value-type="float" office:value="1100" calcext:value-type="float">
            <text:p>1100</text:p>
          </table:table-cell>
          <table:table-cell table:formula="of:=CONCATENATE(&quot;INSERT INTO CARGO VALUES (&quot;;[.E5];&quot;, '&quot;;[.F5];&quot;', &quot;;[.G5];&quot;);&quot;)" office:value-type="string" office:string-value="INSERT INTO CARGO VALUES (3, 'CARGO 3', 1100);" calcext:value-type="string">
            <text:p>INSERT INTO CARGO VALUES (3, 'CARGO 3', 1100);</text:p>
          </table:table-cell>
          <table:table-cell/>
          <table:table-cell table:formula="of:=[.J4]+1" office:value-type="float" office:value="3" calcext:value-type="float">
            <text:p>3</text:p>
          </table:table-cell>
          <table:table-cell table:formula="of:=CONCATENATE(&quot;EMPREGADO &quot;;[.J5])" office:value-type="string" office:string-value="EMPREGADO 3" calcext:value-type="string">
            <text:p>EMPREGADO 3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08-09-11" calcext:value-type="string">
            <text:p>1908-09-11</text:p>
          </table:table-cell>
          <table:table-cell table:formula="of:=CONCATENATE(&quot;INSERT INTO EMPREGADO VALUES (&quot;;[.J5];&quot;, '&quot;;[.K5];&quot;', '&quot;;[.L5];&quot;', '&quot;;[.M5];&quot;');&quot;)" office:value-type="string" office:string-value="INSERT INTO EMPREGADO VALUES (3, 'EMPREGADO 3', 'F', '1908-09-11');" calcext:value-type="string">
            <text:p>INSERT INTO EMPREGADO VALUES (3, 'EMPREGADO 3', 'F', '1908-09-11');</text:p>
          </table:table-cell>
          <table:table-cell/>
          <table:table-cell table:formula="of:=1+INT(RAND()*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1990+INT(RAND()*25);&quot;-&quot;;TEXT(1+INT(RAND()*12);&quot;00&quot;);&quot;-&quot;;TEXT(1+INT(RAND()*28);&quot;00&quot;))" office:value-type="string" office:string-value="1991-11-03" calcext:value-type="string">
            <text:p>1991-11-03</text:p>
          </table:table-cell>
          <table:table-cell table:formula="of:=CONCATENATE(&quot;INSERT INTO DEPTOEMPREGADO VALUES (&quot;;[.P5];&quot;, &quot;;[.Q5];&quot;, '&quot;;[.R5];&quot;');&quot;)" office:value-type="string" office:string-value="INSERT INTO DEPTOEMPREGADO VALUES (5, 3, '1991-11-03');" calcext:value-type="string">
            <text:p>INSERT INTO DEPTOEMPREGADO VALUES (5, 3, '1991-11-03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R5]" office:value-type="string" office:string-value="1991-11-03" calcext:value-type="string">
            <text:p>1991-11-03</text:p>
          </table:table-cell>
          <table:table-cell table:formula="of:=CONCATENATE(&quot;INSERT INTO CARGOEMPREGADO VALUES (&quot;;[.U5];&quot;, &quot;;[.V5];&quot;, '&quot;;[.W5];&quot;');&quot;)" office:value-type="string" office:string-value="INSERT INTO CARGOEMPREGADO VALUES (1, 3, '1991-11-03');" calcext:value-type="string">
            <text:p>INSERT INTO CARGOEMPREGADO VALUES (1, 3, '1991-11-03');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CONCATENATE(&quot;DEPTO &quot;;[.A6])" office:value-type="string" office:string-value="DEPTO 4" calcext:value-type="string">
            <text:p>DEPTO 4</text:p>
          </table:table-cell>
          <table:table-cell table:formula="of:=CONCATENATE(&quot;INSERT INTO DEPTO VALUES (&quot;;[.A6];&quot;, '&quot;;[.B6];&quot;');&quot;)" office:value-type="string" office:string-value="INSERT INTO DEPTO VALUES (4, 'DEPTO 4');" calcext:value-type="string">
            <text:p>INSERT INTO DEPTO VALUES (4, 'DEPTO 4');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table:formula="of:=CONCATENATE(&quot;CARGO &quot;;[.E6])" office:value-type="string" office:string-value="CARGO 4" calcext:value-type="string">
            <text:p>CARGO 4</text:p>
          </table:table-cell>
          <table:table-cell table:formula="of:=[.G5]+300" office:value-type="float" office:value="1400" calcext:value-type="float">
            <text:p>1400</text:p>
          </table:table-cell>
          <table:table-cell table:formula="of:=CONCATENATE(&quot;INSERT INTO CARGO VALUES (&quot;;[.E6];&quot;, '&quot;;[.F6];&quot;', &quot;;[.G6];&quot;);&quot;)" office:value-type="string" office:string-value="INSERT INTO CARGO VALUES (4, 'CARGO 4', 1400);" calcext:value-type="string">
            <text:p>INSERT INTO CARGO VALUES (4, 'CARGO 4', 1400);</text:p>
          </table:table-cell>
          <table:table-cell/>
          <table:table-cell table:formula="of:=[.J5]+1" office:value-type="float" office:value="4" calcext:value-type="float">
            <text:p>4</text:p>
          </table:table-cell>
          <table:table-cell table:formula="of:=CONCATENATE(&quot;EMPREGADO &quot;;[.J6])" office:value-type="string" office:string-value="EMPREGADO 4" calcext:value-type="string">
            <text:p>EMPREGADO 4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07-08-23" calcext:value-type="string">
            <text:p>1907-08-23</text:p>
          </table:table-cell>
          <table:table-cell table:formula="of:=CONCATENATE(&quot;INSERT INTO EMPREGADO VALUES (&quot;;[.J6];&quot;, '&quot;;[.K6];&quot;', '&quot;;[.L6];&quot;', '&quot;;[.M6];&quot;');&quot;)" office:value-type="string" office:string-value="INSERT INTO EMPREGADO VALUES (4, 'EMPREGADO 4', 'F', '1907-08-23');" calcext:value-type="string">
            <text:p>INSERT INTO EMPREGADO VALUES (4, 'EMPREGADO 4', 'F', '1907-08-23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2002-09-25" calcext:value-type="string">
            <text:p>2002-09-25</text:p>
          </table:table-cell>
          <table:table-cell table:formula="of:=CONCATENATE(&quot;INSERT INTO DEPTOEMPREGADO VALUES (&quot;;[.P6];&quot;, &quot;;[.Q6];&quot;, '&quot;;[.R6];&quot;');&quot;)" office:value-type="string" office:string-value="INSERT INTO DEPTOEMPREGADO VALUES (3, 4, '2002-09-25');" calcext:value-type="string">
            <text:p>INSERT INTO DEPTOEMPREGADO VALUES (3, 4, '2002-09-25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R6]" office:value-type="string" office:string-value="2002-09-25" calcext:value-type="string">
            <text:p>2002-09-25</text:p>
          </table:table-cell>
          <table:table-cell table:formula="of:=CONCATENATE(&quot;INSERT INTO CARGOEMPREGADO VALUES (&quot;;[.U6];&quot;, &quot;;[.V6];&quot;, '&quot;;[.W6];&quot;');&quot;)" office:value-type="string" office:string-value="INSERT INTO CARGOEMPREGADO VALUES (1, 4, '2002-09-25');" calcext:value-type="string">
            <text:p>INSERT INTO CARGOEMPREGADO VALUES (1, 4, '2002-09-25');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CONCATENATE(&quot;DEPTO &quot;;[.A7])" office:value-type="string" office:string-value="DEPTO 5" calcext:value-type="string">
            <text:p>DEPTO 5</text:p>
          </table:table-cell>
          <table:table-cell table:formula="of:=CONCATENATE(&quot;INSERT INTO DEPTO VALUES (&quot;;[.A7];&quot;, '&quot;;[.B7];&quot;');&quot;)" office:value-type="string" office:string-value="INSERT INTO DEPTO VALUES (5, 'DEPTO 5');" calcext:value-type="string">
            <text:p>INSERT INTO DEPTO VALUES (5, 'DEPTO 5');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table:formula="of:=CONCATENATE(&quot;CARGO &quot;;[.E7])" office:value-type="string" office:string-value="CARGO 5" calcext:value-type="string">
            <text:p>CARGO 5</text:p>
          </table:table-cell>
          <table:table-cell table:formula="of:=[.G6]+300" office:value-type="float" office:value="1700" calcext:value-type="float">
            <text:p>1700</text:p>
          </table:table-cell>
          <table:table-cell table:formula="of:=CONCATENATE(&quot;INSERT INTO CARGO VALUES (&quot;;[.E7];&quot;, '&quot;;[.F7];&quot;', &quot;;[.G7];&quot;);&quot;)" office:value-type="string" office:string-value="INSERT INTO CARGO VALUES (5, 'CARGO 5', 1700);" calcext:value-type="string">
            <text:p>INSERT INTO CARGO VALUES (5, 'CARGO 5', 1700);</text:p>
          </table:table-cell>
          <table:table-cell/>
          <table:table-cell table:formula="of:=[.J6]+1" office:value-type="float" office:value="5" calcext:value-type="float">
            <text:p>5</text:p>
          </table:table-cell>
          <table:table-cell table:formula="of:=CONCATENATE(&quot;EMPREGADO &quot;;[.J7])" office:value-type="string" office:string-value="EMPREGADO 5" calcext:value-type="string">
            <text:p>EMPREGADO 5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2009-06-05" calcext:value-type="string">
            <text:p>2009-06-05</text:p>
          </table:table-cell>
          <table:table-cell table:formula="of:=CONCATENATE(&quot;INSERT INTO EMPREGADO VALUES (&quot;;[.J7];&quot;, '&quot;;[.K7];&quot;', '&quot;;[.L7];&quot;', '&quot;;[.M7];&quot;');&quot;)" office:value-type="string" office:string-value="INSERT INTO EMPREGADO VALUES (5, 'EMPREGADO 5', 'F', '2009-06-05');" calcext:value-type="string">
            <text:p>INSERT INTO EMPREGADO VALUES (5, 'EMPREGADO 5', 'F', '2009-06-05');</text:p>
          </table:table-cell>
          <table:table-cell/>
          <table:table-cell table:formula="of:=1+INT(RAND()*5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CONCATENATE(1990+INT(RAND()*25);&quot;-&quot;;TEXT(1+INT(RAND()*12);&quot;00&quot;);&quot;-&quot;;TEXT(1+INT(RAND()*28);&quot;00&quot;))" office:value-type="string" office:string-value="2003-08-11" calcext:value-type="string">
            <text:p>2003-08-11</text:p>
          </table:table-cell>
          <table:table-cell table:formula="of:=CONCATENATE(&quot;INSERT INTO DEPTOEMPREGADO VALUES (&quot;;[.P7];&quot;, &quot;;[.Q7];&quot;, '&quot;;[.R7];&quot;');&quot;)" office:value-type="string" office:string-value="INSERT INTO DEPTOEMPREGADO VALUES (5, 5, '2003-08-11');" calcext:value-type="string">
            <text:p>INSERT INTO DEPTOEMPREGADO VALUES (5, 5, '2003-08-11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R7]" office:value-type="string" office:string-value="2003-08-11" calcext:value-type="string">
            <text:p>2003-08-11</text:p>
          </table:table-cell>
          <table:table-cell table:formula="of:=CONCATENATE(&quot;INSERT INTO CARGOEMPREGADO VALUES (&quot;;[.U7];&quot;, &quot;;[.V7];&quot;, '&quot;;[.W7];&quot;');&quot;)" office:value-type="string" office:string-value="INSERT INTO CARGOEMPREGADO VALUES (1, 5, '2003-08-11');" calcext:value-type="string">
            <text:p>INSERT INTO CARGOEMPREGADO VALUES (1, 5, '2003-08-11');</text:p>
          </table:table-cell>
        </table:table-row>
        <table:table-row table:style-name="ro1">
          <table:table-cell table:number-columns-repeated="4"/>
          <table:table-cell table:formula="of:=[.E7]+1" office:value-type="float" office:value="6" calcext:value-type="float">
            <text:p>6</text:p>
          </table:table-cell>
          <table:table-cell table:formula="of:=CONCATENATE(&quot;CARGO &quot;;[.E8])" office:value-type="string" office:string-value="CARGO 6" calcext:value-type="string">
            <text:p>CARGO 6</text:p>
          </table:table-cell>
          <table:table-cell table:formula="of:=[.G7]+300" office:value-type="float" office:value="2000" calcext:value-type="float">
            <text:p>2000</text:p>
          </table:table-cell>
          <table:table-cell table:formula="of:=CONCATENATE(&quot;INSERT INTO CARGO VALUES (&quot;;[.E8];&quot;, '&quot;;[.F8];&quot;', &quot;;[.G8];&quot;);&quot;)" office:value-type="string" office:string-value="INSERT INTO CARGO VALUES (6, 'CARGO 6', 2000);" calcext:value-type="string">
            <text:p>INSERT INTO CARGO VALUES (6, 'CARGO 6', 2000);</text:p>
          </table:table-cell>
          <table:table-cell/>
          <table:table-cell table:formula="of:=[.J7]+1" office:value-type="float" office:value="6" calcext:value-type="float">
            <text:p>6</text:p>
          </table:table-cell>
          <table:table-cell table:formula="of:=CONCATENATE(&quot;EMPREGADO &quot;;[.J8])" office:value-type="string" office:string-value="EMPREGADO 6" calcext:value-type="string">
            <text:p>EMPREGADO 6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20-07-03" calcext:value-type="string">
            <text:p>1920-07-03</text:p>
          </table:table-cell>
          <table:table-cell table:formula="of:=CONCATENATE(&quot;INSERT INTO EMPREGADO VALUES (&quot;;[.J8];&quot;, '&quot;;[.K8];&quot;', '&quot;;[.L8];&quot;', '&quot;;[.M8];&quot;');&quot;)" office:value-type="string" office:string-value="INSERT INTO EMPREGADO VALUES (6, 'EMPREGADO 6', 'M', '1920-07-03');" calcext:value-type="string">
            <text:p>INSERT INTO EMPREGADO VALUES (6, 'EMPREGADO 6', 'M', '1920-07-03');</text:p>
          </table:table-cell>
          <table:table-cell/>
          <table:table-cell table:formula="of:=1+INT(RAND()*5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1990+INT(RAND()*25);&quot;-&quot;;TEXT(1+INT(RAND()*12);&quot;00&quot;);&quot;-&quot;;TEXT(1+INT(RAND()*28);&quot;00&quot;))" office:value-type="string" office:string-value="2003-05-22" calcext:value-type="string">
            <text:p>2003-05-22</text:p>
          </table:table-cell>
          <table:table-cell table:formula="of:=CONCATENATE(&quot;INSERT INTO DEPTOEMPREGADO VALUES (&quot;;[.P8];&quot;, &quot;;[.Q8];&quot;, '&quot;;[.R8];&quot;');&quot;)" office:value-type="string" office:string-value="INSERT INTO DEPTOEMPREGADO VALUES (1, 6, '2003-05-22');" calcext:value-type="string">
            <text:p>INSERT INTO DEPTOEMPREGADO VALUES (1, 6, '2003-05-22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R8]" office:value-type="string" office:string-value="2003-05-22" calcext:value-type="string">
            <text:p>2003-05-22</text:p>
          </table:table-cell>
          <table:table-cell table:formula="of:=CONCATENATE(&quot;INSERT INTO CARGOEMPREGADO VALUES (&quot;;[.U8];&quot;, &quot;;[.V8];&quot;, '&quot;;[.W8];&quot;');&quot;)" office:value-type="string" office:string-value="INSERT INTO CARGOEMPREGADO VALUES (1, 6, '2003-05-22');" calcext:value-type="string">
            <text:p>INSERT INTO CARGOEMPREGADO VALUES (1, 6, '2003-05-22');</text:p>
          </table:table-cell>
        </table:table-row>
        <table:table-row table:style-name="ro1">
          <table:table-cell table:number-columns-repeated="4"/>
          <table:table-cell table:formula="of:=[.E8]+1" office:value-type="float" office:value="7" calcext:value-type="float">
            <text:p>7</text:p>
          </table:table-cell>
          <table:table-cell table:formula="of:=CONCATENATE(&quot;CARGO &quot;;[.E9])" office:value-type="string" office:string-value="CARGO 7" calcext:value-type="string">
            <text:p>CARGO 7</text:p>
          </table:table-cell>
          <table:table-cell table:formula="of:=[.G8]+300" office:value-type="float" office:value="2300" calcext:value-type="float">
            <text:p>2300</text:p>
          </table:table-cell>
          <table:table-cell table:formula="of:=CONCATENATE(&quot;INSERT INTO CARGO VALUES (&quot;;[.E9];&quot;, '&quot;;[.F9];&quot;', &quot;;[.G9];&quot;);&quot;)" office:value-type="string" office:string-value="INSERT INTO CARGO VALUES (7, 'CARGO 7', 2300);" calcext:value-type="string">
            <text:p>INSERT INTO CARGO VALUES (7, 'CARGO 7', 2300);</text:p>
          </table:table-cell>
          <table:table-cell/>
          <table:table-cell table:formula="of:=[.J8]+1" office:value-type="float" office:value="7" calcext:value-type="float">
            <text:p>7</text:p>
          </table:table-cell>
          <table:table-cell table:formula="of:=CONCATENATE(&quot;EMPREGADO &quot;;[.J9])" office:value-type="string" office:string-value="EMPREGADO 7" calcext:value-type="string">
            <text:p>EMPREGADO 7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30-12-27" calcext:value-type="string">
            <text:p>1930-12-27</text:p>
          </table:table-cell>
          <table:table-cell table:formula="of:=CONCATENATE(&quot;INSERT INTO EMPREGADO VALUES (&quot;;[.J9];&quot;, '&quot;;[.K9];&quot;', '&quot;;[.L9];&quot;', '&quot;;[.M9];&quot;');&quot;)" office:value-type="string" office:string-value="INSERT INTO EMPREGADO VALUES (7, 'EMPREGADO 7', 'F', '1930-12-27');" calcext:value-type="string">
            <text:p>INSERT INTO EMPREGADO VALUES (7, 'EMPREGADO 7', 'F', '1930-12-27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1990+INT(RAND()*25);&quot;-&quot;;TEXT(1+INT(RAND()*12);&quot;00&quot;);&quot;-&quot;;TEXT(1+INT(RAND()*28);&quot;00&quot;))" office:value-type="string" office:string-value="2003-08-01" calcext:value-type="string">
            <text:p>2003-08-01</text:p>
          </table:table-cell>
          <table:table-cell table:formula="of:=CONCATENATE(&quot;INSERT INTO DEPTOEMPREGADO VALUES (&quot;;[.P9];&quot;, &quot;;[.Q9];&quot;, '&quot;;[.R9];&quot;');&quot;)" office:value-type="string" office:string-value="INSERT INTO DEPTOEMPREGADO VALUES (3, 7, '2003-08-01');" calcext:value-type="string">
            <text:p>INSERT INTO DEPTOEMPREGADO VALUES (3, 7, '2003-08-01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R9]" office:value-type="string" office:string-value="2003-08-01" calcext:value-type="string">
            <text:p>2003-08-01</text:p>
          </table:table-cell>
          <table:table-cell table:formula="of:=CONCATENATE(&quot;INSERT INTO CARGOEMPREGADO VALUES (&quot;;[.U9];&quot;, &quot;;[.V9];&quot;, '&quot;;[.W9];&quot;');&quot;)" office:value-type="string" office:string-value="INSERT INTO CARGOEMPREGADO VALUES (1, 7, '2003-08-01');" calcext:value-type="string">
            <text:p>INSERT INTO CARGOEMPREGADO VALUES (1, 7, '2003-08-01');</text:p>
          </table:table-cell>
        </table:table-row>
        <table:table-row table:style-name="ro1">
          <table:table-cell table:number-columns-repeated="4"/>
          <table:table-cell table:formula="of:=[.E9]+1" office:value-type="float" office:value="8" calcext:value-type="float">
            <text:p>8</text:p>
          </table:table-cell>
          <table:table-cell table:formula="of:=CONCATENATE(&quot;CARGO &quot;;[.E10])" office:value-type="string" office:string-value="CARGO 8" calcext:value-type="string">
            <text:p>CARGO 8</text:p>
          </table:table-cell>
          <table:table-cell table:formula="of:=[.G9]+300" office:value-type="float" office:value="2600" calcext:value-type="float">
            <text:p>2600</text:p>
          </table:table-cell>
          <table:table-cell table:formula="of:=CONCATENATE(&quot;INSERT INTO CARGO VALUES (&quot;;[.E10];&quot;, '&quot;;[.F10];&quot;', &quot;;[.G10];&quot;);&quot;)" office:value-type="string" office:string-value="INSERT INTO CARGO VALUES (8, 'CARGO 8', 2600);" calcext:value-type="string">
            <text:p>INSERT INTO CARGO VALUES (8, 'CARGO 8', 2600);</text:p>
          </table:table-cell>
          <table:table-cell/>
          <table:table-cell table:formula="of:=[.J9]+1" office:value-type="float" office:value="8" calcext:value-type="float">
            <text:p>8</text:p>
          </table:table-cell>
          <table:table-cell table:formula="of:=CONCATENATE(&quot;EMPREGADO &quot;;[.J10])" office:value-type="string" office:string-value="EMPREGADO 8" calcext:value-type="string">
            <text:p>EMPREGADO 8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69-09-02" calcext:value-type="string">
            <text:p>1969-09-02</text:p>
          </table:table-cell>
          <table:table-cell table:formula="of:=CONCATENATE(&quot;INSERT INTO EMPREGADO VALUES (&quot;;[.J10];&quot;, '&quot;;[.K10];&quot;', '&quot;;[.L10];&quot;', '&quot;;[.M10];&quot;');&quot;)" office:value-type="string" office:string-value="INSERT INTO EMPREGADO VALUES (8, 'EMPREGADO 8', 'F', '1969-09-02');" calcext:value-type="string">
            <text:p>INSERT INTO EMPREGADO VALUES (8, 'EMPREGADO 8', 'F', '1969-09-02');</text:p>
          </table:table-cell>
          <table:table-cell/>
          <table:table-cell table:formula="of:=1+INT(RAND()*5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1990+INT(RAND()*25);&quot;-&quot;;TEXT(1+INT(RAND()*12);&quot;00&quot;);&quot;-&quot;;TEXT(1+INT(RAND()*28);&quot;00&quot;))" office:value-type="string" office:string-value="2002-01-15" calcext:value-type="string">
            <text:p>2002-01-15</text:p>
          </table:table-cell>
          <table:table-cell table:formula="of:=CONCATENATE(&quot;INSERT INTO DEPTOEMPREGADO VALUES (&quot;;[.P10];&quot;, &quot;;[.Q10];&quot;, '&quot;;[.R10];&quot;');&quot;)" office:value-type="string" office:string-value="INSERT INTO DEPTOEMPREGADO VALUES (1, 8, '2002-01-15');" calcext:value-type="string">
            <text:p>INSERT INTO DEPTOEMPREGADO VALUES (1, 8, '2002-01-15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10]" office:value-type="string" office:string-value="2002-01-15" calcext:value-type="string">
            <text:p>2002-01-15</text:p>
          </table:table-cell>
          <table:table-cell table:formula="of:=CONCATENATE(&quot;INSERT INTO CARGOEMPREGADO VALUES (&quot;;[.U10];&quot;, &quot;;[.V10];&quot;, '&quot;;[.W10];&quot;');&quot;)" office:value-type="string" office:string-value="INSERT INTO CARGOEMPREGADO VALUES (1, 8, '2002-01-15');" calcext:value-type="string">
            <text:p>INSERT INTO CARGOEMPREGADO VALUES (1, 8, '2002-01-15');</text:p>
          </table:table-cell>
        </table:table-row>
        <table:table-row table:style-name="ro1">
          <table:table-cell table:number-columns-repeated="4"/>
          <table:table-cell table:formula="of:=[.E10]+1" office:value-type="float" office:value="9" calcext:value-type="float">
            <text:p>9</text:p>
          </table:table-cell>
          <table:table-cell table:formula="of:=CONCATENATE(&quot;CARGO &quot;;[.E11])" office:value-type="string" office:string-value="CARGO 9" calcext:value-type="string">
            <text:p>CARGO 9</text:p>
          </table:table-cell>
          <table:table-cell table:formula="of:=[.G10]+300" office:value-type="float" office:value="2900" calcext:value-type="float">
            <text:p>2900</text:p>
          </table:table-cell>
          <table:table-cell table:formula="of:=CONCATENATE(&quot;INSERT INTO CARGO VALUES (&quot;;[.E11];&quot;, '&quot;;[.F11];&quot;', &quot;;[.G11];&quot;);&quot;)" office:value-type="string" office:string-value="INSERT INTO CARGO VALUES (9, 'CARGO 9', 2900);" calcext:value-type="string">
            <text:p>INSERT INTO CARGO VALUES (9, 'CARGO 9', 2900);</text:p>
          </table:table-cell>
          <table:table-cell/>
          <table:table-cell table:formula="of:=[.J10]+1" office:value-type="float" office:value="9" calcext:value-type="float">
            <text:p>9</text:p>
          </table:table-cell>
          <table:table-cell table:formula="of:=CONCATENATE(&quot;EMPREGADO &quot;;[.J11])" office:value-type="string" office:string-value="EMPREGADO 9" calcext:value-type="string">
            <text:p>EMPREGADO 9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2002-01-22" calcext:value-type="string">
            <text:p>2002-01-22</text:p>
          </table:table-cell>
          <table:table-cell table:formula="of:=CONCATENATE(&quot;INSERT INTO EMPREGADO VALUES (&quot;;[.J11];&quot;, '&quot;;[.K11];&quot;', '&quot;;[.L11];&quot;', '&quot;;[.M11];&quot;');&quot;)" office:value-type="string" office:string-value="INSERT INTO EMPREGADO VALUES (9, 'EMPREGADO 9', 'M', '2002-01-22');" calcext:value-type="string">
            <text:p>INSERT INTO EMPREGADO VALUES (9, 'EMPREGADO 9', 'M', '2002-01-22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1990+INT(RAND()*25);&quot;-&quot;;TEXT(1+INT(RAND()*12);&quot;00&quot;);&quot;-&quot;;TEXT(1+INT(RAND()*28);&quot;00&quot;))" office:value-type="string" office:string-value="1998-10-10" calcext:value-type="string">
            <text:p>1998-10-10</text:p>
          </table:table-cell>
          <table:table-cell table:formula="of:=CONCATENATE(&quot;INSERT INTO DEPTOEMPREGADO VALUES (&quot;;[.P11];&quot;, &quot;;[.Q11];&quot;, '&quot;;[.R11];&quot;');&quot;)" office:value-type="string" office:string-value="INSERT INTO DEPTOEMPREGADO VALUES (3, 9, '1998-10-10');" calcext:value-type="string">
            <text:p>INSERT INTO DEPTOEMPREGADO VALUES (3, 9, '1998-10-10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1]" office:value-type="string" office:string-value="1998-10-10" calcext:value-type="string">
            <text:p>1998-10-10</text:p>
          </table:table-cell>
          <table:table-cell table:formula="of:=CONCATENATE(&quot;INSERT INTO CARGOEMPREGADO VALUES (&quot;;[.U11];&quot;, &quot;;[.V11];&quot;, '&quot;;[.W11];&quot;');&quot;)" office:value-type="string" office:string-value="INSERT INTO CARGOEMPREGADO VALUES (1, 9, '1998-10-10');" calcext:value-type="string">
            <text:p>INSERT INTO CARGOEMPREGADO VALUES (1, 9, '1998-10-10');</text:p>
          </table:table-cell>
        </table:table-row>
        <table:table-row table:style-name="ro1">
          <table:table-cell table:number-columns-repeated="4"/>
          <table:table-cell table:formula="of:=[.E11]+1" office:value-type="float" office:value="10" calcext:value-type="float">
            <text:p>10</text:p>
          </table:table-cell>
          <table:table-cell table:formula="of:=CONCATENATE(&quot;CARGO &quot;;[.E12])" office:value-type="string" office:string-value="CARGO 10" calcext:value-type="string">
            <text:p>CARGO 10</text:p>
          </table:table-cell>
          <table:table-cell table:formula="of:=[.G11]+300" office:value-type="float" office:value="3200" calcext:value-type="float">
            <text:p>3200</text:p>
          </table:table-cell>
          <table:table-cell table:formula="of:=CONCATENATE(&quot;INSERT INTO CARGO VALUES (&quot;;[.E12];&quot;, '&quot;;[.F12];&quot;', &quot;;[.G12];&quot;);&quot;)" office:value-type="string" office:string-value="INSERT INTO CARGO VALUES (10, 'CARGO 10', 3200);" calcext:value-type="string">
            <text:p>INSERT INTO CARGO VALUES (10, 'CARGO 10', 3200);</text:p>
          </table:table-cell>
          <table:table-cell/>
          <table:table-cell table:formula="of:=[.J11]+1" office:value-type="float" office:value="10" calcext:value-type="float">
            <text:p>10</text:p>
          </table:table-cell>
          <table:table-cell table:formula="of:=CONCATENATE(&quot;EMPREGADO &quot;;[.J12])" office:value-type="string" office:string-value="EMPREGADO 10" calcext:value-type="string">
            <text:p>EMPREGADO 10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64-12-26" calcext:value-type="string">
            <text:p>1964-12-26</text:p>
          </table:table-cell>
          <table:table-cell table:formula="of:=CONCATENATE(&quot;INSERT INTO EMPREGADO VALUES (&quot;;[.J12];&quot;, '&quot;;[.K12];&quot;', '&quot;;[.L12];&quot;', '&quot;;[.M12];&quot;');&quot;)" office:value-type="string" office:string-value="INSERT INTO EMPREGADO VALUES (10, 'EMPREGADO 10', 'M', '1964-12-26');" calcext:value-type="string">
            <text:p>INSERT INTO EMPREGADO VALUES (10, 'EMPREGADO 10', 'M', '1964-12-26');</text:p>
          </table:table-cell>
          <table:table-cell/>
          <table:table-cell table:formula="of:=1+INT(RAND()*5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1990+INT(RAND()*25);&quot;-&quot;;TEXT(1+INT(RAND()*12);&quot;00&quot;);&quot;-&quot;;TEXT(1+INT(RAND()*28);&quot;00&quot;))" office:value-type="string" office:string-value="1991-06-22" calcext:value-type="string">
            <text:p>1991-06-22</text:p>
          </table:table-cell>
          <table:table-cell table:formula="of:=CONCATENATE(&quot;INSERT INTO DEPTOEMPREGADO VALUES (&quot;;[.P12];&quot;, &quot;;[.Q12];&quot;, '&quot;;[.R12];&quot;');&quot;)" office:value-type="string" office:string-value="INSERT INTO DEPTOEMPREGADO VALUES (1, 10, '1991-06-22');" calcext:value-type="string">
            <text:p>INSERT INTO DEPTOEMPREGADO VALUES (1, 10, '1991-06-22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R12]" office:value-type="string" office:string-value="1991-06-22" calcext:value-type="string">
            <text:p>1991-06-22</text:p>
          </table:table-cell>
          <table:table-cell table:formula="of:=CONCATENATE(&quot;INSERT INTO CARGOEMPREGADO VALUES (&quot;;[.U12];&quot;, &quot;;[.V12];&quot;, '&quot;;[.W12];&quot;');&quot;)" office:value-type="string" office:string-value="INSERT INTO CARGOEMPREGADO VALUES (1, 10, '1991-06-22');" calcext:value-type="string">
            <text:p>INSERT INTO CARGOEMPREGADO VALUES (1, 10, '1991-06-22');</text:p>
          </table:table-cell>
        </table:table-row>
        <table:table-row table:style-name="ro1">
          <table:table-cell table:number-columns-repeated="9"/>
          <table:table-cell table:formula="of:=[.J12]+1" office:value-type="float" office:value="11" calcext:value-type="float">
            <text:p>11</text:p>
          </table:table-cell>
          <table:table-cell table:formula="of:=CONCATENATE(&quot;EMPREGADO &quot;;[.J13])" office:value-type="string" office:string-value="EMPREGADO 11" calcext:value-type="string">
            <text:p>EMPREGADO 11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21-06-04" calcext:value-type="string">
            <text:p>1921-06-04</text:p>
          </table:table-cell>
          <table:table-cell table:formula="of:=CONCATENATE(&quot;INSERT INTO EMPREGADO VALUES (&quot;;[.J13];&quot;, '&quot;;[.K13];&quot;', '&quot;;[.L13];&quot;', '&quot;;[.M13];&quot;');&quot;)" office:value-type="string" office:string-value="INSERT INTO EMPREGADO VALUES (11, 'EMPREGADO 11', 'F', '1921-06-04');" calcext:value-type="string">
            <text:p>INSERT INTO EMPREGADO VALUES (11, 'EMPREGADO 11', 'F', '1921-06-04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NCATENATE(1990+INT(RAND()*25);&quot;-&quot;;TEXT(1+INT(RAND()*12);&quot;00&quot;);&quot;-&quot;;TEXT(1+INT(RAND()*28);&quot;00&quot;))" office:value-type="string" office:string-value="1990-04-14" calcext:value-type="string">
            <text:p>1990-04-14</text:p>
          </table:table-cell>
          <table:table-cell table:formula="of:=CONCATENATE(&quot;INSERT INTO DEPTOEMPREGADO VALUES (&quot;;[.P13];&quot;, &quot;;[.Q13];&quot;, '&quot;;[.R13];&quot;');&quot;)" office:value-type="string" office:string-value="INSERT INTO DEPTOEMPREGADO VALUES (3, 11, '1990-04-14');" calcext:value-type="string">
            <text:p>INSERT INTO DEPTOEMPREGADO VALUES (3, 11, '1990-04-14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R13]" office:value-type="string" office:string-value="1990-04-14" calcext:value-type="string">
            <text:p>1990-04-14</text:p>
          </table:table-cell>
          <table:table-cell table:formula="of:=CONCATENATE(&quot;INSERT INTO CARGOEMPREGADO VALUES (&quot;;[.U13];&quot;, &quot;;[.V13];&quot;, '&quot;;[.W13];&quot;');&quot;)" office:value-type="string" office:string-value="INSERT INTO CARGOEMPREGADO VALUES (1, 11, '1990-04-14');" calcext:value-type="string">
            <text:p>INSERT INTO CARGOEMPREGADO VALUES (1, 11, '1990-04-14');</text:p>
          </table:table-cell>
        </table:table-row>
        <table:table-row table:style-name="ro1">
          <table:table-cell table:number-columns-repeated="9"/>
          <table:table-cell table:formula="of:=[.J13]+1" office:value-type="float" office:value="12" calcext:value-type="float">
            <text:p>12</text:p>
          </table:table-cell>
          <table:table-cell table:formula="of:=CONCATENATE(&quot;EMPREGADO &quot;;[.J14])" office:value-type="string" office:string-value="EMPREGADO 12" calcext:value-type="string">
            <text:p>EMPREGADO 12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88-07-18" calcext:value-type="string">
            <text:p>1988-07-18</text:p>
          </table:table-cell>
          <table:table-cell table:formula="of:=CONCATENATE(&quot;INSERT INTO EMPREGADO VALUES (&quot;;[.J14];&quot;, '&quot;;[.K14];&quot;', '&quot;;[.L14];&quot;', '&quot;;[.M14];&quot;');&quot;)" office:value-type="string" office:string-value="INSERT INTO EMPREGADO VALUES (12, 'EMPREGADO 12', 'F', '1988-07-18');" calcext:value-type="string">
            <text:p>INSERT INTO EMPREGADO VALUES (12, 'EMPREGADO 12', 'F', '1988-07-18');</text:p>
          </table:table-cell>
          <table:table-cell/>
          <table:table-cell table:formula="of:=1+INT(RAND()*5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CONCATENATE(1990+INT(RAND()*25);&quot;-&quot;;TEXT(1+INT(RAND()*12);&quot;00&quot;);&quot;-&quot;;TEXT(1+INT(RAND()*28);&quot;00&quot;))" office:value-type="string" office:string-value="2014-01-03" calcext:value-type="string">
            <text:p>2014-01-03</text:p>
          </table:table-cell>
          <table:table-cell table:formula="of:=CONCATENATE(&quot;INSERT INTO DEPTOEMPREGADO VALUES (&quot;;[.P14];&quot;, &quot;;[.Q14];&quot;, '&quot;;[.R14];&quot;');&quot;)" office:value-type="string" office:string-value="INSERT INTO DEPTOEMPREGADO VALUES (5, 12, '2014-01-03');" calcext:value-type="string">
            <text:p>INSERT INTO DEPTOEMPREGADO VALUES (5, 12, '2014-01-03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R14]" office:value-type="string" office:string-value="2014-01-03" calcext:value-type="string">
            <text:p>2014-01-03</text:p>
          </table:table-cell>
          <table:table-cell table:formula="of:=CONCATENATE(&quot;INSERT INTO CARGOEMPREGADO VALUES (&quot;;[.U14];&quot;, &quot;;[.V14];&quot;, '&quot;;[.W14];&quot;');&quot;)" office:value-type="string" office:string-value="INSERT INTO CARGOEMPREGADO VALUES (1, 12, '2014-01-03');" calcext:value-type="string">
            <text:p>INSERT INTO CARGOEMPREGADO VALUES (1, 12, '2014-01-03');</text:p>
          </table:table-cell>
        </table:table-row>
        <table:table-row table:style-name="ro1">
          <table:table-cell table:number-columns-repeated="9"/>
          <table:table-cell table:formula="of:=[.J14]+1" office:value-type="float" office:value="13" calcext:value-type="float">
            <text:p>13</text:p>
          </table:table-cell>
          <table:table-cell table:formula="of:=CONCATENATE(&quot;EMPREGADO &quot;;[.J15])" office:value-type="string" office:string-value="EMPREGADO 13" calcext:value-type="string">
            <text:p>EMPREGADO 13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29-06-26" calcext:value-type="string">
            <text:p>1929-06-26</text:p>
          </table:table-cell>
          <table:table-cell table:formula="of:=CONCATENATE(&quot;INSERT INTO EMPREGADO VALUES (&quot;;[.J15];&quot;, '&quot;;[.K15];&quot;', '&quot;;[.L15];&quot;', '&quot;;[.M15];&quot;');&quot;)" office:value-type="string" office:string-value="INSERT INTO EMPREGADO VALUES (13, 'EMPREGADO 13', 'F', '1929-06-26');" calcext:value-type="string">
            <text:p>INSERT INTO EMPREGADO VALUES (13, 'EMPREGADO 13', 'F', '1929-06-26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NCATENATE(1990+INT(RAND()*25);&quot;-&quot;;TEXT(1+INT(RAND()*12);&quot;00&quot;);&quot;-&quot;;TEXT(1+INT(RAND()*28);&quot;00&quot;))" office:value-type="string" office:string-value="1996-11-27" calcext:value-type="string">
            <text:p>1996-11-27</text:p>
          </table:table-cell>
          <table:table-cell table:formula="of:=CONCATENATE(&quot;INSERT INTO DEPTOEMPREGADO VALUES (&quot;;[.P15];&quot;, &quot;;[.Q15];&quot;, '&quot;;[.R15];&quot;');&quot;)" office:value-type="string" office:string-value="INSERT INTO DEPTOEMPREGADO VALUES (2, 13, '1996-11-27');" calcext:value-type="string">
            <text:p>INSERT INTO DEPTOEMPREGADO VALUES (2, 13, '1996-11-27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15]" office:value-type="string" office:string-value="1996-11-27" calcext:value-type="string">
            <text:p>1996-11-27</text:p>
          </table:table-cell>
          <table:table-cell table:formula="of:=CONCATENATE(&quot;INSERT INTO CARGOEMPREGADO VALUES (&quot;;[.U15];&quot;, &quot;;[.V15];&quot;, '&quot;;[.W15];&quot;');&quot;)" office:value-type="string" office:string-value="INSERT INTO CARGOEMPREGADO VALUES (1, 13, '1996-11-27');" calcext:value-type="string">
            <text:p>INSERT INTO CARGOEMPREGADO VALUES (1, 13, '1996-11-27');</text:p>
          </table:table-cell>
        </table:table-row>
        <table:table-row table:style-name="ro1">
          <table:table-cell table:number-columns-repeated="9"/>
          <table:table-cell table:formula="of:=[.J15]+1" office:value-type="float" office:value="14" calcext:value-type="float">
            <text:p>14</text:p>
          </table:table-cell>
          <table:table-cell table:formula="of:=CONCATENATE(&quot;EMPREGADO &quot;;[.J16])" office:value-type="string" office:string-value="EMPREGADO 14" calcext:value-type="string">
            <text:p>EMPREGADO 14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94-03-12" calcext:value-type="string">
            <text:p>1994-03-12</text:p>
          </table:table-cell>
          <table:table-cell table:formula="of:=CONCATENATE(&quot;INSERT INTO EMPREGADO VALUES (&quot;;[.J16];&quot;, '&quot;;[.K16];&quot;', '&quot;;[.L16];&quot;', '&quot;;[.M16];&quot;');&quot;)" office:value-type="string" office:string-value="INSERT INTO EMPREGADO VALUES (14, 'EMPREGADO 14', 'F', '1994-03-12');" calcext:value-type="string">
            <text:p>INSERT INTO EMPREGADO VALUES (14, 'EMPREGADO 14', 'F', '1994-03-12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NCATENATE(1990+INT(RAND()*25);&quot;-&quot;;TEXT(1+INT(RAND()*12);&quot;00&quot;);&quot;-&quot;;TEXT(1+INT(RAND()*28);&quot;00&quot;))" office:value-type="string" office:string-value="1996-04-15" calcext:value-type="string">
            <text:p>1996-04-15</text:p>
          </table:table-cell>
          <table:table-cell table:formula="of:=CONCATENATE(&quot;INSERT INTO DEPTOEMPREGADO VALUES (&quot;;[.P16];&quot;, &quot;;[.Q16];&quot;, '&quot;;[.R16];&quot;');&quot;)" office:value-type="string" office:string-value="INSERT INTO DEPTOEMPREGADO VALUES (2, 14, '1996-04-15');" calcext:value-type="string">
            <text:p>INSERT INTO DEPTOEMPREGADO VALUES (2, 14, '1996-04-15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R16]" office:value-type="string" office:string-value="1996-04-15" calcext:value-type="string">
            <text:p>1996-04-15</text:p>
          </table:table-cell>
          <table:table-cell table:formula="of:=CONCATENATE(&quot;INSERT INTO CARGOEMPREGADO VALUES (&quot;;[.U16];&quot;, &quot;;[.V16];&quot;, '&quot;;[.W16];&quot;');&quot;)" office:value-type="string" office:string-value="INSERT INTO CARGOEMPREGADO VALUES (1, 14, '1996-04-15');" calcext:value-type="string">
            <text:p>INSERT INTO CARGOEMPREGADO VALUES (1, 14, '1996-04-15');</text:p>
          </table:table-cell>
        </table:table-row>
        <table:table-row table:style-name="ro1">
          <table:table-cell table:number-columns-repeated="9"/>
          <table:table-cell table:formula="of:=[.J16]+1" office:value-type="float" office:value="15" calcext:value-type="float">
            <text:p>15</text:p>
          </table:table-cell>
          <table:table-cell table:formula="of:=CONCATENATE(&quot;EMPREGADO &quot;;[.J17])" office:value-type="string" office:string-value="EMPREGADO 15" calcext:value-type="string">
            <text:p>EMPREGADO 15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33-06-16" calcext:value-type="string">
            <text:p>1933-06-16</text:p>
          </table:table-cell>
          <table:table-cell table:formula="of:=CONCATENATE(&quot;INSERT INTO EMPREGADO VALUES (&quot;;[.J17];&quot;, '&quot;;[.K17];&quot;', '&quot;;[.L17];&quot;', '&quot;;[.M17];&quot;');&quot;)" office:value-type="string" office:string-value="INSERT INTO EMPREGADO VALUES (15, 'EMPREGADO 15', 'F', '1933-06-16');" calcext:value-type="string">
            <text:p>INSERT INTO EMPREGADO VALUES (15, 'EMPREGADO 15', 'F', '1933-06-16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NCATENATE(1990+INT(RAND()*25);&quot;-&quot;;TEXT(1+INT(RAND()*12);&quot;00&quot;);&quot;-&quot;;TEXT(1+INT(RAND()*28);&quot;00&quot;))" office:value-type="string" office:string-value="1990-07-23" calcext:value-type="string">
            <text:p>1990-07-23</text:p>
          </table:table-cell>
          <table:table-cell table:formula="of:=CONCATENATE(&quot;INSERT INTO DEPTOEMPREGADO VALUES (&quot;;[.P17];&quot;, &quot;;[.Q17];&quot;, '&quot;;[.R17];&quot;');&quot;)" office:value-type="string" office:string-value="INSERT INTO DEPTOEMPREGADO VALUES (2, 15, '1990-07-23');" calcext:value-type="string">
            <text:p>INSERT INTO DEPTOEMPREGADO VALUES (2, 15, '1990-07-23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R17]" office:value-type="string" office:string-value="1990-07-23" calcext:value-type="string">
            <text:p>1990-07-23</text:p>
          </table:table-cell>
          <table:table-cell table:formula="of:=CONCATENATE(&quot;INSERT INTO CARGOEMPREGADO VALUES (&quot;;[.U17];&quot;, &quot;;[.V17];&quot;, '&quot;;[.W17];&quot;');&quot;)" office:value-type="string" office:string-value="INSERT INTO CARGOEMPREGADO VALUES (1, 15, '1990-07-23');" calcext:value-type="string">
            <text:p>INSERT INTO CARGOEMPREGADO VALUES (1, 15, '1990-07-23');</text:p>
          </table:table-cell>
        </table:table-row>
        <table:table-row table:style-name="ro1">
          <table:table-cell table:number-columns-repeated="9"/>
          <table:table-cell table:formula="of:=[.J17]+1" office:value-type="float" office:value="16" calcext:value-type="float">
            <text:p>16</text:p>
          </table:table-cell>
          <table:table-cell table:formula="of:=CONCATENATE(&quot;EMPREGADO &quot;;[.J18])" office:value-type="string" office:string-value="EMPREGADO 16" calcext:value-type="string">
            <text:p>EMPREGADO 16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2003-08-18" calcext:value-type="string">
            <text:p>2003-08-18</text:p>
          </table:table-cell>
          <table:table-cell table:formula="of:=CONCATENATE(&quot;INSERT INTO EMPREGADO VALUES (&quot;;[.J18];&quot;, '&quot;;[.K18];&quot;', '&quot;;[.L18];&quot;', '&quot;;[.M18];&quot;');&quot;)" office:value-type="string" office:string-value="INSERT INTO EMPREGADO VALUES (16, 'EMPREGADO 16', 'M', '2003-08-18');" calcext:value-type="string">
            <text:p>INSERT INTO EMPREGADO VALUES (16, 'EMPREGADO 16', 'M', '2003-08-18');</text:p>
          </table:table-cell>
          <table:table-cell/>
          <table:table-cell table:formula="of:=1+INT(RAND()*5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CONCATENATE(1990+INT(RAND()*25);&quot;-&quot;;TEXT(1+INT(RAND()*12);&quot;00&quot;);&quot;-&quot;;TEXT(1+INT(RAND()*28);&quot;00&quot;))" office:value-type="string" office:string-value="2014-12-02" calcext:value-type="string">
            <text:p>2014-12-02</text:p>
          </table:table-cell>
          <table:table-cell table:formula="of:=CONCATENATE(&quot;INSERT INTO DEPTOEMPREGADO VALUES (&quot;;[.P18];&quot;, &quot;;[.Q18];&quot;, '&quot;;[.R18];&quot;');&quot;)" office:value-type="string" office:string-value="INSERT INTO DEPTOEMPREGADO VALUES (4, 16, '2014-12-02');" calcext:value-type="string">
            <text:p>INSERT INTO DEPTOEMPREGADO VALUES (4, 16, '2014-12-02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R18]" office:value-type="string" office:string-value="2014-12-02" calcext:value-type="string">
            <text:p>2014-12-02</text:p>
          </table:table-cell>
          <table:table-cell table:formula="of:=CONCATENATE(&quot;INSERT INTO CARGOEMPREGADO VALUES (&quot;;[.U18];&quot;, &quot;;[.V18];&quot;, '&quot;;[.W18];&quot;');&quot;)" office:value-type="string" office:string-value="INSERT INTO CARGOEMPREGADO VALUES (1, 16, '2014-12-02');" calcext:value-type="string">
            <text:p>INSERT INTO CARGOEMPREGADO VALUES (1, 16, '2014-12-02');</text:p>
          </table:table-cell>
        </table:table-row>
        <table:table-row table:style-name="ro1">
          <table:table-cell table:number-columns-repeated="9"/>
          <table:table-cell table:formula="of:=[.J18]+1" office:value-type="float" office:value="17" calcext:value-type="float">
            <text:p>17</text:p>
          </table:table-cell>
          <table:table-cell table:formula="of:=CONCATENATE(&quot;EMPREGADO &quot;;[.J19])" office:value-type="string" office:string-value="EMPREGADO 17" calcext:value-type="string">
            <text:p>EMPREGADO 17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11-05-09" calcext:value-type="string">
            <text:p>1911-05-09</text:p>
          </table:table-cell>
          <table:table-cell table:formula="of:=CONCATENATE(&quot;INSERT INTO EMPREGADO VALUES (&quot;;[.J19];&quot;, '&quot;;[.K19];&quot;', '&quot;;[.L19];&quot;', '&quot;;[.M19];&quot;');&quot;)" office:value-type="string" office:string-value="INSERT INTO EMPREGADO VALUES (17, 'EMPREGADO 17', 'F', '1911-05-09');" calcext:value-type="string">
            <text:p>INSERT INTO EMPREGADO VALUES (17, 'EMPREGADO 17', 'F', '1911-05-09');</text:p>
          </table:table-cell>
          <table:table-cell/>
          <table:table-cell table:formula="of:=1+INT(RAND()*5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CONCATENATE(1990+INT(RAND()*25);&quot;-&quot;;TEXT(1+INT(RAND()*12);&quot;00&quot;);&quot;-&quot;;TEXT(1+INT(RAND()*28);&quot;00&quot;))" office:value-type="string" office:string-value="2003-10-03" calcext:value-type="string">
            <text:p>2003-10-03</text:p>
          </table:table-cell>
          <table:table-cell table:formula="of:=CONCATENATE(&quot;INSERT INTO DEPTOEMPREGADO VALUES (&quot;;[.P19];&quot;, &quot;;[.Q19];&quot;, '&quot;;[.R19];&quot;');&quot;)" office:value-type="string" office:string-value="INSERT INTO DEPTOEMPREGADO VALUES (4, 17, '2003-10-03');" calcext:value-type="string">
            <text:p>INSERT INTO DEPTOEMPREGADO VALUES (4, 17, '2003-10-03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R19]" office:value-type="string" office:string-value="2003-10-03" calcext:value-type="string">
            <text:p>2003-10-03</text:p>
          </table:table-cell>
          <table:table-cell table:formula="of:=CONCATENATE(&quot;INSERT INTO CARGOEMPREGADO VALUES (&quot;;[.U19];&quot;, &quot;;[.V19];&quot;, '&quot;;[.W19];&quot;');&quot;)" office:value-type="string" office:string-value="INSERT INTO CARGOEMPREGADO VALUES (1, 17, '2003-10-03');" calcext:value-type="string">
            <text:p>INSERT INTO CARGOEMPREGADO VALUES (1, 17, '2003-10-03');</text:p>
          </table:table-cell>
        </table:table-row>
        <table:table-row table:style-name="ro1">
          <table:table-cell table:number-columns-repeated="9"/>
          <table:table-cell table:formula="of:=[.J19]+1" office:value-type="float" office:value="18" calcext:value-type="float">
            <text:p>18</text:p>
          </table:table-cell>
          <table:table-cell table:formula="of:=CONCATENATE(&quot;EMPREGADO &quot;;[.J20])" office:value-type="string" office:string-value="EMPREGADO 18" calcext:value-type="string">
            <text:p>EMPREGADO 18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87-09-26" calcext:value-type="string">
            <text:p>1987-09-26</text:p>
          </table:table-cell>
          <table:table-cell table:formula="of:=CONCATENATE(&quot;INSERT INTO EMPREGADO VALUES (&quot;;[.J20];&quot;, '&quot;;[.K20];&quot;', '&quot;;[.L20];&quot;', '&quot;;[.M20];&quot;');&quot;)" office:value-type="string" office:string-value="INSERT INTO EMPREGADO VALUES (18, 'EMPREGADO 18', 'F', '1987-09-26');" calcext:value-type="string">
            <text:p>INSERT INTO EMPREGADO VALUES (18, 'EMPREGADO 18', 'F', '1987-09-26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CONCATENATE(1990+INT(RAND()*25);&quot;-&quot;;TEXT(1+INT(RAND()*12);&quot;00&quot;);&quot;-&quot;;TEXT(1+INT(RAND()*28);&quot;00&quot;))" office:value-type="string" office:string-value="2011-05-27" calcext:value-type="string">
            <text:p>2011-05-27</text:p>
          </table:table-cell>
          <table:table-cell table:formula="of:=CONCATENATE(&quot;INSERT INTO DEPTOEMPREGADO VALUES (&quot;;[.P20];&quot;, &quot;;[.Q20];&quot;, '&quot;;[.R20];&quot;');&quot;)" office:value-type="string" office:string-value="INSERT INTO DEPTOEMPREGADO VALUES (3, 18, '2011-05-27');" calcext:value-type="string">
            <text:p>INSERT INTO DEPTOEMPREGADO VALUES (3, 18, '2011-05-27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R20]" office:value-type="string" office:string-value="2011-05-27" calcext:value-type="string">
            <text:p>2011-05-27</text:p>
          </table:table-cell>
          <table:table-cell table:formula="of:=CONCATENATE(&quot;INSERT INTO CARGOEMPREGADO VALUES (&quot;;[.U20];&quot;, &quot;;[.V20];&quot;, '&quot;;[.W20];&quot;');&quot;)" office:value-type="string" office:string-value="INSERT INTO CARGOEMPREGADO VALUES (1, 18, '2011-05-27');" calcext:value-type="string">
            <text:p>INSERT INTO CARGOEMPREGADO VALUES (1, 18, '2011-05-27');</text:p>
          </table:table-cell>
        </table:table-row>
        <table:table-row table:style-name="ro1">
          <table:table-cell table:number-columns-repeated="9"/>
          <table:table-cell table:formula="of:=[.J20]+1" office:value-type="float" office:value="19" calcext:value-type="float">
            <text:p>19</text:p>
          </table:table-cell>
          <table:table-cell table:formula="of:=CONCATENATE(&quot;EMPREGADO &quot;;[.J21])" office:value-type="string" office:string-value="EMPREGADO 19" calcext:value-type="string">
            <text:p>EMPREGADO 19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19-10-22" calcext:value-type="string">
            <text:p>1919-10-22</text:p>
          </table:table-cell>
          <table:table-cell table:formula="of:=CONCATENATE(&quot;INSERT INTO EMPREGADO VALUES (&quot;;[.J21];&quot;, '&quot;;[.K21];&quot;', '&quot;;[.L21];&quot;', '&quot;;[.M21];&quot;');&quot;)" office:value-type="string" office:string-value="INSERT INTO EMPREGADO VALUES (19, 'EMPREGADO 19', 'F', '1919-10-22');" calcext:value-type="string">
            <text:p>INSERT INTO EMPREGADO VALUES (19, 'EMPREGADO 19', 'F', '1919-10-22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CONCATENATE(1990+INT(RAND()*25);&quot;-&quot;;TEXT(1+INT(RAND()*12);&quot;00&quot;);&quot;-&quot;;TEXT(1+INT(RAND()*28);&quot;00&quot;))" office:value-type="string" office:string-value="1992-01-12" calcext:value-type="string">
            <text:p>1992-01-12</text:p>
          </table:table-cell>
          <table:table-cell table:formula="of:=CONCATENATE(&quot;INSERT INTO DEPTOEMPREGADO VALUES (&quot;;[.P21];&quot;, &quot;;[.Q21];&quot;, '&quot;;[.R21];&quot;');&quot;)" office:value-type="string" office:string-value="INSERT INTO DEPTOEMPREGADO VALUES (2, 19, '1992-01-12');" calcext:value-type="string">
            <text:p>INSERT INTO DEPTOEMPREGADO VALUES (2, 19, '1992-01-12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R21]" office:value-type="string" office:string-value="1992-01-12" calcext:value-type="string">
            <text:p>1992-01-12</text:p>
          </table:table-cell>
          <table:table-cell table:formula="of:=CONCATENATE(&quot;INSERT INTO CARGOEMPREGADO VALUES (&quot;;[.U21];&quot;, &quot;;[.V21];&quot;, '&quot;;[.W21];&quot;');&quot;)" office:value-type="string" office:string-value="INSERT INTO CARGOEMPREGADO VALUES (1, 19, '1992-01-12');" calcext:value-type="string">
            <text:p>INSERT INTO CARGOEMPREGADO VALUES (1, 19, '1992-01-12');</text:p>
          </table:table-cell>
        </table:table-row>
        <table:table-row table:style-name="ro1">
          <table:table-cell table:number-columns-repeated="9"/>
          <table:table-cell table:formula="of:=[.J21]+1" office:value-type="float" office:value="20" calcext:value-type="float">
            <text:p>20</text:p>
          </table:table-cell>
          <table:table-cell table:formula="of:=CONCATENATE(&quot;EMPREGADO &quot;;[.J22])" office:value-type="string" office:string-value="EMPREGADO 20" calcext:value-type="string">
            <text:p>EMPREGADO 20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84-11-23" calcext:value-type="string">
            <text:p>1984-11-23</text:p>
          </table:table-cell>
          <table:table-cell table:formula="of:=CONCATENATE(&quot;INSERT INTO EMPREGADO VALUES (&quot;;[.J22];&quot;, '&quot;;[.K22];&quot;', '&quot;;[.L22];&quot;', '&quot;;[.M22];&quot;');&quot;)" office:value-type="string" office:string-value="INSERT INTO EMPREGADO VALUES (20, 'EMPREGADO 20', 'F', '1984-11-23');" calcext:value-type="string">
            <text:p>INSERT INTO EMPREGADO VALUES (20, 'EMPREGADO 20', 'F', '1984-11-23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CONCATENATE(1990+INT(RAND()*25);&quot;-&quot;;TEXT(1+INT(RAND()*12);&quot;00&quot;);&quot;-&quot;;TEXT(1+INT(RAND()*28);&quot;00&quot;))" office:value-type="string" office:string-value="1995-06-09" calcext:value-type="string">
            <text:p>1995-06-09</text:p>
          </table:table-cell>
          <table:table-cell table:formula="of:=CONCATENATE(&quot;INSERT INTO DEPTOEMPREGADO VALUES (&quot;;[.P22];&quot;, &quot;;[.Q22];&quot;, '&quot;;[.R22];&quot;');&quot;)" office:value-type="string" office:string-value="INSERT INTO DEPTOEMPREGADO VALUES (3, 20, '1995-06-09');" calcext:value-type="string">
            <text:p>INSERT INTO DEPTOEMPREGADO VALUES (3, 20, '1995-06-09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R22]" office:value-type="string" office:string-value="1995-06-09" calcext:value-type="string">
            <text:p>1995-06-09</text:p>
          </table:table-cell>
          <table:table-cell table:formula="of:=CONCATENATE(&quot;INSERT INTO CARGOEMPREGADO VALUES (&quot;;[.U22];&quot;, &quot;;[.V22];&quot;, '&quot;;[.W22];&quot;');&quot;)" office:value-type="string" office:string-value="INSERT INTO CARGOEMPREGADO VALUES (1, 20, '1995-06-09');" calcext:value-type="string">
            <text:p>INSERT INTO CARGOEMPREGADO VALUES (1, 20, '1995-06-09');</text:p>
          </table:table-cell>
        </table:table-row>
        <table:table-row table:style-name="ro1">
          <table:table-cell table:number-columns-repeated="9"/>
          <table:table-cell table:formula="of:=[.J22]+1" office:value-type="float" office:value="21" calcext:value-type="float">
            <text:p>21</text:p>
          </table:table-cell>
          <table:table-cell table:formula="of:=CONCATENATE(&quot;EMPREGADO &quot;;[.J23])" office:value-type="string" office:string-value="EMPREGADO 21" calcext:value-type="string">
            <text:p>EMPREGADO 21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22-03-12" calcext:value-type="string">
            <text:p>1922-03-12</text:p>
          </table:table-cell>
          <table:table-cell table:formula="of:=CONCATENATE(&quot;INSERT INTO EMPREGADO VALUES (&quot;;[.J23];&quot;, '&quot;;[.K23];&quot;', '&quot;;[.L23];&quot;', '&quot;;[.M23];&quot;');&quot;)" office:value-type="string" office:string-value="INSERT INTO EMPREGADO VALUES (21, 'EMPREGADO 21', 'F', '1922-03-12');" calcext:value-type="string">
            <text:p>INSERT INTO EMPREGADO VALUES (21, 'EMPREGADO 21', 'F', '1922-03-12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CONCATENATE(1990+INT(RAND()*25);&quot;-&quot;;TEXT(1+INT(RAND()*12);&quot;00&quot;);&quot;-&quot;;TEXT(1+INT(RAND()*28);&quot;00&quot;))" office:value-type="string" office:string-value="1999-08-27" calcext:value-type="string">
            <text:p>1999-08-27</text:p>
          </table:table-cell>
          <table:table-cell table:formula="of:=CONCATENATE(&quot;INSERT INTO DEPTOEMPREGADO VALUES (&quot;;[.P23];&quot;, &quot;;[.Q23];&quot;, '&quot;;[.R23];&quot;');&quot;)" office:value-type="string" office:string-value="INSERT INTO DEPTOEMPREGADO VALUES (2, 21, '1999-08-27');" calcext:value-type="string">
            <text:p>INSERT INTO DEPTOEMPREGADO VALUES (2, 21, '1999-08-27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R23]" office:value-type="string" office:string-value="1999-08-27" calcext:value-type="string">
            <text:p>1999-08-27</text:p>
          </table:table-cell>
          <table:table-cell table:formula="of:=CONCATENATE(&quot;INSERT INTO CARGOEMPREGADO VALUES (&quot;;[.U23];&quot;, &quot;;[.V23];&quot;, '&quot;;[.W23];&quot;');&quot;)" office:value-type="string" office:string-value="INSERT INTO CARGOEMPREGADO VALUES (1, 21, '1999-08-27');" calcext:value-type="string">
            <text:p>INSERT INTO CARGOEMPREGADO VALUES (1, 21, '1999-08-27');</text:p>
          </table:table-cell>
        </table:table-row>
        <table:table-row table:style-name="ro1">
          <table:table-cell table:number-columns-repeated="9"/>
          <table:table-cell table:formula="of:=[.J23]+1" office:value-type="float" office:value="22" calcext:value-type="float">
            <text:p>22</text:p>
          </table:table-cell>
          <table:table-cell table:formula="of:=CONCATENATE(&quot;EMPREGADO &quot;;[.J24])" office:value-type="string" office:string-value="EMPREGADO 22" calcext:value-type="string">
            <text:p>EMPREGADO 22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59-02-12" calcext:value-type="string">
            <text:p>1959-02-12</text:p>
          </table:table-cell>
          <table:table-cell table:formula="of:=CONCATENATE(&quot;INSERT INTO EMPREGADO VALUES (&quot;;[.J24];&quot;, '&quot;;[.K24];&quot;', '&quot;;[.L24];&quot;', '&quot;;[.M24];&quot;');&quot;)" office:value-type="string" office:string-value="INSERT INTO EMPREGADO VALUES (22, 'EMPREGADO 22', 'M', '1959-02-12');" calcext:value-type="string">
            <text:p>INSERT INTO EMPREGADO VALUES (22, 'EMPREGADO 22', 'M', '1959-02-12');</text:p>
          </table:table-cell>
          <table:table-cell/>
          <table:table-cell table:formula="of:=1+INT(RAND()*5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CONCATENATE(1990+INT(RAND()*25);&quot;-&quot;;TEXT(1+INT(RAND()*12);&quot;00&quot;);&quot;-&quot;;TEXT(1+INT(RAND()*28);&quot;00&quot;))" office:value-type="string" office:string-value="2003-05-16" calcext:value-type="string">
            <text:p>2003-05-16</text:p>
          </table:table-cell>
          <table:table-cell table:formula="of:=CONCATENATE(&quot;INSERT INTO DEPTOEMPREGADO VALUES (&quot;;[.P24];&quot;, &quot;;[.Q24];&quot;, '&quot;;[.R24];&quot;');&quot;)" office:value-type="string" office:string-value="INSERT INTO DEPTOEMPREGADO VALUES (2, 22, '2003-05-16');" calcext:value-type="string">
            <text:p>INSERT INTO DEPTOEMPREGADO VALUES (2, 22, '2003-05-16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R24]" office:value-type="string" office:string-value="2003-05-16" calcext:value-type="string">
            <text:p>2003-05-16</text:p>
          </table:table-cell>
          <table:table-cell table:formula="of:=CONCATENATE(&quot;INSERT INTO CARGOEMPREGADO VALUES (&quot;;[.U24];&quot;, &quot;;[.V24];&quot;, '&quot;;[.W24];&quot;');&quot;)" office:value-type="string" office:string-value="INSERT INTO CARGOEMPREGADO VALUES (1, 22, '2003-05-16');" calcext:value-type="string">
            <text:p>INSERT INTO CARGOEMPREGADO VALUES (1, 22, '2003-05-16');</text:p>
          </table:table-cell>
        </table:table-row>
        <table:table-row table:style-name="ro1">
          <table:table-cell table:number-columns-repeated="9"/>
          <table:table-cell table:formula="of:=[.J24]+1" office:value-type="float" office:value="23" calcext:value-type="float">
            <text:p>23</text:p>
          </table:table-cell>
          <table:table-cell table:formula="of:=CONCATENATE(&quot;EMPREGADO &quot;;[.J25])" office:value-type="string" office:string-value="EMPREGADO 23" calcext:value-type="string">
            <text:p>EMPREGADO 23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80-02-11" calcext:value-type="string">
            <text:p>1980-02-11</text:p>
          </table:table-cell>
          <table:table-cell table:formula="of:=CONCATENATE(&quot;INSERT INTO EMPREGADO VALUES (&quot;;[.J25];&quot;, '&quot;;[.K25];&quot;', '&quot;;[.L25];&quot;', '&quot;;[.M25];&quot;');&quot;)" office:value-type="string" office:string-value="INSERT INTO EMPREGADO VALUES (23, 'EMPREGADO 23', 'F', '1980-02-11');" calcext:value-type="string">
            <text:p>INSERT INTO EMPREGADO VALUES (23, 'EMPREGADO 23', 'F', '1980-02-11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CONCATENATE(1990+INT(RAND()*25);&quot;-&quot;;TEXT(1+INT(RAND()*12);&quot;00&quot;);&quot;-&quot;;TEXT(1+INT(RAND()*28);&quot;00&quot;))" office:value-type="string" office:string-value="2006-04-12" calcext:value-type="string">
            <text:p>2006-04-12</text:p>
          </table:table-cell>
          <table:table-cell table:formula="of:=CONCATENATE(&quot;INSERT INTO DEPTOEMPREGADO VALUES (&quot;;[.P25];&quot;, &quot;;[.Q25];&quot;, '&quot;;[.R25];&quot;');&quot;)" office:value-type="string" office:string-value="INSERT INTO DEPTOEMPREGADO VALUES (3, 23, '2006-04-12');" calcext:value-type="string">
            <text:p>INSERT INTO DEPTOEMPREGADO VALUES (3, 23, '2006-04-12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R25]" office:value-type="string" office:string-value="2006-04-12" calcext:value-type="string">
            <text:p>2006-04-12</text:p>
          </table:table-cell>
          <table:table-cell table:formula="of:=CONCATENATE(&quot;INSERT INTO CARGOEMPREGADO VALUES (&quot;;[.U25];&quot;, &quot;;[.V25];&quot;, '&quot;;[.W25];&quot;');&quot;)" office:value-type="string" office:string-value="INSERT INTO CARGOEMPREGADO VALUES (1, 23, '2006-04-12');" calcext:value-type="string">
            <text:p>INSERT INTO CARGOEMPREGADO VALUES (1, 23, '2006-04-12');</text:p>
          </table:table-cell>
        </table:table-row>
        <table:table-row table:style-name="ro1">
          <table:table-cell table:number-columns-repeated="9"/>
          <table:table-cell table:formula="of:=[.J25]+1" office:value-type="float" office:value="24" calcext:value-type="float">
            <text:p>24</text:p>
          </table:table-cell>
          <table:table-cell table:formula="of:=CONCATENATE(&quot;EMPREGADO &quot;;[.J26])" office:value-type="string" office:string-value="EMPREGADO 24" calcext:value-type="string">
            <text:p>EMPREGADO 24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2011-02-23" calcext:value-type="string">
            <text:p>2011-02-23</text:p>
          </table:table-cell>
          <table:table-cell table:formula="of:=CONCATENATE(&quot;INSERT INTO EMPREGADO VALUES (&quot;;[.J26];&quot;, '&quot;;[.K26];&quot;', '&quot;;[.L26];&quot;', '&quot;;[.M26];&quot;');&quot;)" office:value-type="string" office:string-value="INSERT INTO EMPREGADO VALUES (24, 'EMPREGADO 24', 'M', '2011-02-23');" calcext:value-type="string">
            <text:p>INSERT INTO EMPREGADO VALUES (24, 'EMPREGADO 24', 'M', '2011-02-23');</text:p>
          </table:table-cell>
          <table:table-cell/>
          <table:table-cell table:formula="of:=1+INT(RAND()*5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CONCATENATE(1990+INT(RAND()*25);&quot;-&quot;;TEXT(1+INT(RAND()*12);&quot;00&quot;);&quot;-&quot;;TEXT(1+INT(RAND()*28);&quot;00&quot;))" office:value-type="string" office:string-value="2006-03-06" calcext:value-type="string">
            <text:p>2006-03-06</text:p>
          </table:table-cell>
          <table:table-cell table:formula="of:=CONCATENATE(&quot;INSERT INTO DEPTOEMPREGADO VALUES (&quot;;[.P26];&quot;, &quot;;[.Q26];&quot;, '&quot;;[.R26];&quot;');&quot;)" office:value-type="string" office:string-value="INSERT INTO DEPTOEMPREGADO VALUES (4, 24, '2006-03-06');" calcext:value-type="string">
            <text:p>INSERT INTO DEPTOEMPREGADO VALUES (4, 24, '2006-03-06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R26]" office:value-type="string" office:string-value="2006-03-06" calcext:value-type="string">
            <text:p>2006-03-06</text:p>
          </table:table-cell>
          <table:table-cell table:formula="of:=CONCATENATE(&quot;INSERT INTO CARGOEMPREGADO VALUES (&quot;;[.U26];&quot;, &quot;;[.V26];&quot;, '&quot;;[.W26];&quot;');&quot;)" office:value-type="string" office:string-value="INSERT INTO CARGOEMPREGADO VALUES (1, 24, '2006-03-06');" calcext:value-type="string">
            <text:p>INSERT INTO CARGOEMPREGADO VALUES (1, 24, '2006-03-06');</text:p>
          </table:table-cell>
        </table:table-row>
        <table:table-row table:style-name="ro1">
          <table:table-cell table:number-columns-repeated="9"/>
          <table:table-cell table:formula="of:=[.J26]+1" office:value-type="float" office:value="25" calcext:value-type="float">
            <text:p>25</text:p>
          </table:table-cell>
          <table:table-cell table:formula="of:=CONCATENATE(&quot;EMPREGADO &quot;;[.J27])" office:value-type="string" office:string-value="EMPREGADO 25" calcext:value-type="string">
            <text:p>EMPREGADO 25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96-09-15" calcext:value-type="string">
            <text:p>1996-09-15</text:p>
          </table:table-cell>
          <table:table-cell table:formula="of:=CONCATENATE(&quot;INSERT INTO EMPREGADO VALUES (&quot;;[.J27];&quot;, '&quot;;[.K27];&quot;', '&quot;;[.L27];&quot;', '&quot;;[.M27];&quot;');&quot;)" office:value-type="string" office:string-value="INSERT INTO EMPREGADO VALUES (25, 'EMPREGADO 25', 'M', '1996-09-15');" calcext:value-type="string">
            <text:p>INSERT INTO EMPREGADO VALUES (25, 'EMPREGADO 25', 'M', '1996-09-15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NCATENATE(1990+INT(RAND()*25);&quot;-&quot;;TEXT(1+INT(RAND()*12);&quot;00&quot;);&quot;-&quot;;TEXT(1+INT(RAND()*28);&quot;00&quot;))" office:value-type="string" office:string-value="2003-08-04" calcext:value-type="string">
            <text:p>2003-08-04</text:p>
          </table:table-cell>
          <table:table-cell table:formula="of:=CONCATENATE(&quot;INSERT INTO DEPTOEMPREGADO VALUES (&quot;;[.P27];&quot;, &quot;;[.Q27];&quot;, '&quot;;[.R27];&quot;');&quot;)" office:value-type="string" office:string-value="INSERT INTO DEPTOEMPREGADO VALUES (3, 25, '2003-08-04');" calcext:value-type="string">
            <text:p>INSERT INTO DEPTOEMPREGADO VALUES (3, 25, '2003-08-04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R27]" office:value-type="string" office:string-value="2003-08-04" calcext:value-type="string">
            <text:p>2003-08-04</text:p>
          </table:table-cell>
          <table:table-cell table:formula="of:=CONCATENATE(&quot;INSERT INTO CARGOEMPREGADO VALUES (&quot;;[.U27];&quot;, &quot;;[.V27];&quot;, '&quot;;[.W27];&quot;');&quot;)" office:value-type="string" office:string-value="INSERT INTO CARGOEMPREGADO VALUES (1, 25, '2003-08-04');" calcext:value-type="string">
            <text:p>INSERT INTO CARGOEMPREGADO VALUES (1, 25, '2003-08-04');</text:p>
          </table:table-cell>
        </table:table-row>
        <table:table-row table:style-name="ro1">
          <table:table-cell table:number-columns-repeated="9"/>
          <table:table-cell table:formula="of:=[.J27]+1" office:value-type="float" office:value="26" calcext:value-type="float">
            <text:p>26</text:p>
          </table:table-cell>
          <table:table-cell table:formula="of:=CONCATENATE(&quot;EMPREGADO &quot;;[.J28])" office:value-type="string" office:string-value="EMPREGADO 26" calcext:value-type="string">
            <text:p>EMPREGADO 26</text:p>
          </table:table-cell>
          <table:table-cell table:formula="of:=IF(RAND()&lt;0.5;&quot;M&quot;;&quot;F&quot;)" office:value-type="string" office:string-value="M" calcext:value-type="string">
            <text:p>M</text:p>
          </table:table-cell>
          <table:table-cell table:formula="of:=CONCATENATE(1900+INT(RAND()*115);&quot;-&quot;;TEXT(1+INT(RAND()*12);&quot;00&quot;);&quot;-&quot;;TEXT(1+INT(RAND()*28);&quot;00&quot;))" office:value-type="string" office:string-value="1935-03-11" calcext:value-type="string">
            <text:p>1935-03-11</text:p>
          </table:table-cell>
          <table:table-cell table:formula="of:=CONCATENATE(&quot;INSERT INTO EMPREGADO VALUES (&quot;;[.J28];&quot;, '&quot;;[.K28];&quot;', '&quot;;[.L28];&quot;', '&quot;;[.M28];&quot;');&quot;)" office:value-type="string" office:string-value="INSERT INTO EMPREGADO VALUES (26, 'EMPREGADO 26', 'M', '1935-03-11');" calcext:value-type="string">
            <text:p>INSERT INTO EMPREGADO VALUES (26, 'EMPREGADO 26', 'M', '1935-03-11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CONCATENATE(1990+INT(RAND()*25);&quot;-&quot;;TEXT(1+INT(RAND()*12);&quot;00&quot;);&quot;-&quot;;TEXT(1+INT(RAND()*28);&quot;00&quot;))" office:value-type="string" office:string-value="2012-09-27" calcext:value-type="string">
            <text:p>2012-09-27</text:p>
          </table:table-cell>
          <table:table-cell table:formula="of:=CONCATENATE(&quot;INSERT INTO DEPTOEMPREGADO VALUES (&quot;;[.P28];&quot;, &quot;;[.Q28];&quot;, '&quot;;[.R28];&quot;');&quot;)" office:value-type="string" office:string-value="INSERT INTO DEPTOEMPREGADO VALUES (3, 26, '2012-09-27');" calcext:value-type="string">
            <text:p>INSERT INTO DEPTOEMPREGADO VALUES (3, 26, '2012-09-27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R28]" office:value-type="string" office:string-value="2012-09-27" calcext:value-type="string">
            <text:p>2012-09-27</text:p>
          </table:table-cell>
          <table:table-cell table:formula="of:=CONCATENATE(&quot;INSERT INTO CARGOEMPREGADO VALUES (&quot;;[.U28];&quot;, &quot;;[.V28];&quot;, '&quot;;[.W28];&quot;');&quot;)" office:value-type="string" office:string-value="INSERT INTO CARGOEMPREGADO VALUES (1, 26, '2012-09-27');" calcext:value-type="string">
            <text:p>INSERT INTO CARGOEMPREGADO VALUES (1, 26, '2012-09-27');</text:p>
          </table:table-cell>
        </table:table-row>
        <table:table-row table:style-name="ro1">
          <table:table-cell table:number-columns-repeated="9"/>
          <table:table-cell table:formula="of:=[.J28]+1" office:value-type="float" office:value="27" calcext:value-type="float">
            <text:p>27</text:p>
          </table:table-cell>
          <table:table-cell table:formula="of:=CONCATENATE(&quot;EMPREGADO &quot;;[.J29])" office:value-type="string" office:string-value="EMPREGADO 27" calcext:value-type="string">
            <text:p>EMPREGADO 27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32-04-04" calcext:value-type="string">
            <text:p>1932-04-04</text:p>
          </table:table-cell>
          <table:table-cell table:formula="of:=CONCATENATE(&quot;INSERT INTO EMPREGADO VALUES (&quot;;[.J29];&quot;, '&quot;;[.K29];&quot;', '&quot;;[.L29];&quot;', '&quot;;[.M29];&quot;');&quot;)" office:value-type="string" office:string-value="INSERT INTO EMPREGADO VALUES (27, 'EMPREGADO 27', 'F', '1932-04-04');" calcext:value-type="string">
            <text:p>INSERT INTO EMPREGADO VALUES (27, 'EMPREGADO 27', 'F', '1932-04-04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CONCATENATE(1990+INT(RAND()*25);&quot;-&quot;;TEXT(1+INT(RAND()*12);&quot;00&quot;);&quot;-&quot;;TEXT(1+INT(RAND()*28);&quot;00&quot;))" office:value-type="string" office:string-value="2005-01-25" calcext:value-type="string">
            <text:p>2005-01-25</text:p>
          </table:table-cell>
          <table:table-cell table:formula="of:=CONCATENATE(&quot;INSERT INTO DEPTOEMPREGADO VALUES (&quot;;[.P29];&quot;, &quot;;[.Q29];&quot;, '&quot;;[.R29];&quot;');&quot;)" office:value-type="string" office:string-value="INSERT INTO DEPTOEMPREGADO VALUES (3, 27, '2005-01-25');" calcext:value-type="string">
            <text:p>INSERT INTO DEPTOEMPREGADO VALUES (3, 27, '2005-01-25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R29]" office:value-type="string" office:string-value="2005-01-25" calcext:value-type="string">
            <text:p>2005-01-25</text:p>
          </table:table-cell>
          <table:table-cell table:formula="of:=CONCATENATE(&quot;INSERT INTO CARGOEMPREGADO VALUES (&quot;;[.U29];&quot;, &quot;;[.V29];&quot;, '&quot;;[.W29];&quot;');&quot;)" office:value-type="string" office:string-value="INSERT INTO CARGOEMPREGADO VALUES (1, 27, '2005-01-25');" calcext:value-type="string">
            <text:p>INSERT INTO CARGOEMPREGADO VALUES (1, 27, '2005-01-25');</text:p>
          </table:table-cell>
        </table:table-row>
        <table:table-row table:style-name="ro1">
          <table:table-cell table:number-columns-repeated="9"/>
          <table:table-cell table:formula="of:=[.J29]+1" office:value-type="float" office:value="28" calcext:value-type="float">
            <text:p>28</text:p>
          </table:table-cell>
          <table:table-cell table:formula="of:=CONCATENATE(&quot;EMPREGADO &quot;;[.J30])" office:value-type="string" office:string-value="EMPREGADO 28" calcext:value-type="string">
            <text:p>EMPREGADO 28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38-07-05" calcext:value-type="string">
            <text:p>1938-07-05</text:p>
          </table:table-cell>
          <table:table-cell table:formula="of:=CONCATENATE(&quot;INSERT INTO EMPREGADO VALUES (&quot;;[.J30];&quot;, '&quot;;[.K30];&quot;', '&quot;;[.L30];&quot;', '&quot;;[.M30];&quot;');&quot;)" office:value-type="string" office:string-value="INSERT INTO EMPREGADO VALUES (28, 'EMPREGADO 28', 'F', '1938-07-05');" calcext:value-type="string">
            <text:p>INSERT INTO EMPREGADO VALUES (28, 'EMPREGADO 28', 'F', '1938-07-05');</text:p>
          </table:table-cell>
          <table:table-cell/>
          <table:table-cell table:formula="of:=1+INT(RAND()*5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CONCATENATE(1990+INT(RAND()*25);&quot;-&quot;;TEXT(1+INT(RAND()*12);&quot;00&quot;);&quot;-&quot;;TEXT(1+INT(RAND()*28);&quot;00&quot;))" office:value-type="string" office:string-value="1999-11-16" calcext:value-type="string">
            <text:p>1999-11-16</text:p>
          </table:table-cell>
          <table:table-cell table:formula="of:=CONCATENATE(&quot;INSERT INTO DEPTOEMPREGADO VALUES (&quot;;[.P30];&quot;, &quot;;[.Q30];&quot;, '&quot;;[.R30];&quot;');&quot;)" office:value-type="string" office:string-value="INSERT INTO DEPTOEMPREGADO VALUES (3, 28, '1999-11-16');" calcext:value-type="string">
            <text:p>INSERT INTO DEPTOEMPREGADO VALUES (3, 28, '1999-11-16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R30]" office:value-type="string" office:string-value="1999-11-16" calcext:value-type="string">
            <text:p>1999-11-16</text:p>
          </table:table-cell>
          <table:table-cell table:formula="of:=CONCATENATE(&quot;INSERT INTO CARGOEMPREGADO VALUES (&quot;;[.U30];&quot;, &quot;;[.V30];&quot;, '&quot;;[.W30];&quot;');&quot;)" office:value-type="string" office:string-value="INSERT INTO CARGOEMPREGADO VALUES (1, 28, '1999-11-16');" calcext:value-type="string">
            <text:p>INSERT INTO CARGOEMPREGADO VALUES (1, 28, '1999-11-16');</text:p>
          </table:table-cell>
        </table:table-row>
        <table:table-row table:style-name="ro1">
          <table:table-cell table:number-columns-repeated="9"/>
          <table:table-cell table:formula="of:=[.J30]+1" office:value-type="float" office:value="29" calcext:value-type="float">
            <text:p>29</text:p>
          </table:table-cell>
          <table:table-cell table:formula="of:=CONCATENATE(&quot;EMPREGADO &quot;;[.J31])" office:value-type="string" office:string-value="EMPREGADO 29" calcext:value-type="string">
            <text:p>EMPREGADO 29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33-04-26" calcext:value-type="string">
            <text:p>1933-04-26</text:p>
          </table:table-cell>
          <table:table-cell table:formula="of:=CONCATENATE(&quot;INSERT INTO EMPREGADO VALUES (&quot;;[.J31];&quot;, '&quot;;[.K31];&quot;', '&quot;;[.L31];&quot;', '&quot;;[.M31];&quot;');&quot;)" office:value-type="string" office:string-value="INSERT INTO EMPREGADO VALUES (29, 'EMPREGADO 29', 'F', '1933-04-26');" calcext:value-type="string">
            <text:p>INSERT INTO EMPREGADO VALUES (29, 'EMPREGADO 29', 'F', '1933-04-26');</text:p>
          </table:table-cell>
          <table:table-cell/>
          <table:table-cell table:formula="of:=1+INT(RAND()*5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CONCATENATE(1990+INT(RAND()*25);&quot;-&quot;;TEXT(1+INT(RAND()*12);&quot;00&quot;);&quot;-&quot;;TEXT(1+INT(RAND()*28);&quot;00&quot;))" office:value-type="string" office:string-value="1998-10-21" calcext:value-type="string">
            <text:p>1998-10-21</text:p>
          </table:table-cell>
          <table:table-cell table:formula="of:=CONCATENATE(&quot;INSERT INTO DEPTOEMPREGADO VALUES (&quot;;[.P31];&quot;, &quot;;[.Q31];&quot;, '&quot;;[.R31];&quot;');&quot;)" office:value-type="string" office:string-value="INSERT INTO DEPTOEMPREGADO VALUES (5, 29, '1998-10-21');" calcext:value-type="string">
            <text:p>INSERT INTO DEPTOEMPREGADO VALUES (5, 29, '1998-10-21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R31]" office:value-type="string" office:string-value="1998-10-21" calcext:value-type="string">
            <text:p>1998-10-21</text:p>
          </table:table-cell>
          <table:table-cell table:formula="of:=CONCATENATE(&quot;INSERT INTO CARGOEMPREGADO VALUES (&quot;;[.U31];&quot;, &quot;;[.V31];&quot;, '&quot;;[.W31];&quot;');&quot;)" office:value-type="string" office:string-value="INSERT INTO CARGOEMPREGADO VALUES (1, 29, '1998-10-21');" calcext:value-type="string">
            <text:p>INSERT INTO CARGOEMPREGADO VALUES (1, 29, '1998-10-21');</text:p>
          </table:table-cell>
        </table:table-row>
        <table:table-row table:style-name="ro1">
          <table:table-cell table:number-columns-repeated="9"/>
          <table:table-cell table:formula="of:=[.J31]+1" office:value-type="float" office:value="30" calcext:value-type="float">
            <text:p>30</text:p>
          </table:table-cell>
          <table:table-cell table:formula="of:=CONCATENATE(&quot;EMPREGADO &quot;;[.J32])" office:value-type="string" office:string-value="EMPREGADO 30" calcext:value-type="string">
            <text:p>EMPREGADO 30</text:p>
          </table:table-cell>
          <table:table-cell table:formula="of:=IF(RAND()&lt;0.5;&quot;M&quot;;&quot;F&quot;)" office:value-type="string" office:string-value="F" calcext:value-type="string">
            <text:p>F</text:p>
          </table:table-cell>
          <table:table-cell table:formula="of:=CONCATENATE(1900+INT(RAND()*115);&quot;-&quot;;TEXT(1+INT(RAND()*12);&quot;00&quot;);&quot;-&quot;;TEXT(1+INT(RAND()*28);&quot;00&quot;))" office:value-type="string" office:string-value="1971-09-24" calcext:value-type="string">
            <text:p>1971-09-24</text:p>
          </table:table-cell>
          <table:table-cell table:formula="of:=CONCATENATE(&quot;INSERT INTO EMPREGADO VALUES (&quot;;[.J32];&quot;, '&quot;;[.K32];&quot;', '&quot;;[.L32];&quot;', '&quot;;[.M32];&quot;');&quot;)" office:value-type="string" office:string-value="INSERT INTO EMPREGADO VALUES (30, 'EMPREGADO 30', 'F', '1971-09-24');" calcext:value-type="string">
            <text:p>INSERT INTO EMPREGADO VALUES (30, 'EMPREGADO 30', 'F', '1971-09-24');</text:p>
          </table:table-cell>
          <table:table-cell/>
          <table:table-cell table:formula="of:=1+INT(RAND()*5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CONCATENATE(1990+INT(RAND()*25);&quot;-&quot;;TEXT(1+INT(RAND()*12);&quot;00&quot;);&quot;-&quot;;TEXT(1+INT(RAND()*28);&quot;00&quot;))" office:value-type="string" office:string-value="1995-12-28" calcext:value-type="string">
            <text:p>1995-12-28</text:p>
          </table:table-cell>
          <table:table-cell table:formula="of:=CONCATENATE(&quot;INSERT INTO DEPTOEMPREGADO VALUES (&quot;;[.P32];&quot;, &quot;;[.Q32];&quot;, '&quot;;[.R32];&quot;');&quot;)" office:value-type="string" office:string-value="INSERT INTO DEPTOEMPREGADO VALUES (1, 30, '1995-12-28');" calcext:value-type="string">
            <text:p>INSERT INTO DEPTOEMPREGADO VALUES (1, 30, '1995-12-28')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R32]" office:value-type="string" office:string-value="1995-12-28" calcext:value-type="string">
            <text:p>1995-12-28</text:p>
          </table:table-cell>
          <table:table-cell table:formula="of:=CONCATENATE(&quot;INSERT INTO CARGOEMPREGADO VALUES (&quot;;[.U32];&quot;, &quot;;[.V32];&quot;, '&quot;;[.W32];&quot;');&quot;)" office:value-type="string" office:string-value="INSERT INTO CARGOEMPREGADO VALUES (1, 30, '1995-12-28');" calcext:value-type="string">
            <text:p>INSERT INTO CARGOEMPREGADO VALUES (1, 30, '1995-12-28');</text:p>
          </table:table-cell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21" calcext:value-type="float">
            <text:p>21</text:p>
          </table:table-cell>
          <table:table-cell table:formula="of:=CONCATENATE(1990+INT(RAND()*25);&quot;-&quot;;TEXT(1+INT(RAND()*12);&quot;00&quot;);&quot;-&quot;;TEXT(1+INT(RAND()*28);&quot;00&quot;))" office:value-type="string" office:string-value="2004-04-07" calcext:value-type="string">
            <text:p>2004-04-07</text:p>
          </table:table-cell>
          <table:table-cell table:formula="of:=CONCATENATE(&quot;INSERT INTO DEPTOEMPREGADO VALUES (&quot;;[.P34];&quot;, &quot;;[.Q34];&quot;, '&quot;;[.R34];&quot;');&quot;)" office:value-type="string" office:string-value="INSERT INTO DEPTOEMPREGADO VALUES (5, 21, '2004-04-07');" calcext:value-type="string">
            <text:p>INSERT INTO DEPTOEMPREGADO VALUES (5, 21, '2004-04-07');</text:p>
          </table:table-cell>
          <table:table-cell/>
          <table:table-cell table:formula="of:=2+INT(RAND()*9)" office:value-type="float" office:value="7" calcext:value-type="float">
            <text:p>7</text:p>
          </table:table-cell>
          <table:table-cell table:formula="of:=1+INT(RAND()*30)" office:value-type="float" office:value="21" calcext:value-type="float">
            <text:p>21</text:p>
          </table:table-cell>
          <table:table-cell table:formula="of:=CONCATENATE(1990+INT(RAND()*25);&quot;-&quot;;TEXT(1+INT(RAND()*12);&quot;00&quot;);&quot;-&quot;;TEXT(1+INT(RAND()*28);&quot;00&quot;))" office:value-type="string" office:string-value="2012-04-25" calcext:value-type="string">
            <text:p>2012-04-25</text:p>
          </table:table-cell>
          <table:table-cell table:formula="of:=CONCATENATE(&quot;INSERT INTO CARGOEMPREGADO VALUES (&quot;;[.U34];&quot;, &quot;;[.V34];&quot;, '&quot;;[.W34];&quot;');&quot;)" office:value-type="string" office:string-value="INSERT INTO CARGOEMPREGADO VALUES (7, 21, '2012-04-25');" calcext:value-type="string">
            <text:p>INSERT INTO CARGOEMPREGADO VALUES (7, 21, '2012-04-25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7" calcext:value-type="float">
            <text:p>7</text:p>
          </table:table-cell>
          <table:table-cell table:formula="of:=CONCATENATE(1990+INT(RAND()*25);&quot;-&quot;;TEXT(1+INT(RAND()*12);&quot;00&quot;);&quot;-&quot;;TEXT(1+INT(RAND()*28);&quot;00&quot;))" office:value-type="string" office:string-value="2008-03-03" calcext:value-type="string">
            <text:p>2008-03-03</text:p>
          </table:table-cell>
          <table:table-cell table:formula="of:=CONCATENATE(&quot;INSERT INTO DEPTOEMPREGADO VALUES (&quot;;[.P35];&quot;, &quot;;[.Q35];&quot;, '&quot;;[.R35];&quot;');&quot;)" office:value-type="string" office:string-value="INSERT INTO DEPTOEMPREGADO VALUES (4, 7, '2008-03-03');" calcext:value-type="string">
            <text:p>INSERT INTO DEPTOEMPREGADO VALUES (4, 7, '2008-03-03');</text:p>
          </table:table-cell>
          <table:table-cell/>
          <table:table-cell table:formula="of:=2+INT(RAND()*9)" office:value-type="float" office:value="6" calcext:value-type="float">
            <text:p>6</text:p>
          </table:table-cell>
          <table:table-cell table:formula="of:=1+INT(RAND()*30)" office:value-type="float" office:value="8" calcext:value-type="float">
            <text:p>8</text:p>
          </table:table-cell>
          <table:table-cell table:formula="of:=CONCATENATE(1990+INT(RAND()*25);&quot;-&quot;;TEXT(1+INT(RAND()*12);&quot;00&quot;);&quot;-&quot;;TEXT(1+INT(RAND()*28);&quot;00&quot;))" office:value-type="string" office:string-value="2001-01-25" calcext:value-type="string">
            <text:p>2001-01-25</text:p>
          </table:table-cell>
          <table:table-cell table:formula="of:=CONCATENATE(&quot;INSERT INTO CARGOEMPREGADO VALUES (&quot;;[.U35];&quot;, &quot;;[.V35];&quot;, '&quot;;[.W35];&quot;');&quot;)" office:value-type="string" office:string-value="INSERT INTO CARGOEMPREGADO VALUES (6, 8, '2001-01-25');" calcext:value-type="string">
            <text:p>INSERT INTO CARGOEMPREGADO VALUES (6, 8, '2001-01-25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3" calcext:value-type="float">
            <text:p>3</text:p>
          </table:table-cell>
          <table:table-cell table:formula="of:=1+INT(RAND()*30)" office:value-type="float" office:value="8" calcext:value-type="float">
            <text:p>8</text:p>
          </table:table-cell>
          <table:table-cell table:formula="of:=CONCATENATE(1990+INT(RAND()*25);&quot;-&quot;;TEXT(1+INT(RAND()*12);&quot;00&quot;);&quot;-&quot;;TEXT(1+INT(RAND()*28);&quot;00&quot;))" office:value-type="string" office:string-value="2007-08-18" calcext:value-type="string">
            <text:p>2007-08-18</text:p>
          </table:table-cell>
          <table:table-cell table:formula="of:=CONCATENATE(&quot;INSERT INTO DEPTOEMPREGADO VALUES (&quot;;[.P36];&quot;, &quot;;[.Q36];&quot;, '&quot;;[.R36];&quot;');&quot;)" office:value-type="string" office:string-value="INSERT INTO DEPTOEMPREGADO VALUES (3, 8, '2007-08-18');" calcext:value-type="string">
            <text:p>INSERT INTO DEPTOEMPREGADO VALUES (3, 8, '2007-08-18');</text:p>
          </table:table-cell>
          <table:table-cell/>
          <table:table-cell table:formula="of:=2+INT(RAND()*9)" office:value-type="float" office:value="4" calcext:value-type="float">
            <text:p>4</text:p>
          </table:table-cell>
          <table:table-cell table:formula="of:=1+INT(RAND()*30)" office:value-type="float" office:value="11" calcext:value-type="float">
            <text:p>11</text:p>
          </table:table-cell>
          <table:table-cell table:formula="of:=CONCATENATE(1990+INT(RAND()*25);&quot;-&quot;;TEXT(1+INT(RAND()*12);&quot;00&quot;);&quot;-&quot;;TEXT(1+INT(RAND()*28);&quot;00&quot;))" office:value-type="string" office:string-value="2011-11-12" calcext:value-type="string">
            <text:p>2011-11-12</text:p>
          </table:table-cell>
          <table:table-cell table:formula="of:=CONCATENATE(&quot;INSERT INTO CARGOEMPREGADO VALUES (&quot;;[.U36];&quot;, &quot;;[.V36];&quot;, '&quot;;[.W36];&quot;');&quot;)" office:value-type="string" office:string-value="INSERT INTO CARGOEMPREGADO VALUES (4, 11, '2011-11-12');" calcext:value-type="string">
            <text:p>INSERT INTO CARGOEMPREGADO VALUES (4, 11, '2011-11-12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3" calcext:value-type="float">
            <text:p>3</text:p>
          </table:table-cell>
          <table:table-cell table:formula="of:=1+INT(RAND()*30)" office:value-type="float" office:value="6" calcext:value-type="float">
            <text:p>6</text:p>
          </table:table-cell>
          <table:table-cell table:formula="of:=CONCATENATE(1990+INT(RAND()*25);&quot;-&quot;;TEXT(1+INT(RAND()*12);&quot;00&quot;);&quot;-&quot;;TEXT(1+INT(RAND()*28);&quot;00&quot;))" office:value-type="string" office:string-value="2005-05-24" calcext:value-type="string">
            <text:p>2005-05-24</text:p>
          </table:table-cell>
          <table:table-cell table:formula="of:=CONCATENATE(&quot;INSERT INTO DEPTOEMPREGADO VALUES (&quot;;[.P37];&quot;, &quot;;[.Q37];&quot;, '&quot;;[.R37];&quot;');&quot;)" office:value-type="string" office:string-value="INSERT INTO DEPTOEMPREGADO VALUES (3, 6, '2005-05-24');" calcext:value-type="string">
            <text:p>INSERT INTO DEPTOEMPREGADO VALUES (3, 6, '2005-05-24');</text:p>
          </table:table-cell>
          <table:table-cell/>
          <table:table-cell table:formula="of:=2+INT(RAND()*9)" office:value-type="float" office:value="10" calcext:value-type="float">
            <text:p>10</text:p>
          </table:table-cell>
          <table:table-cell table:formula="of:=1+INT(RAND()*30)" office:value-type="float" office:value="6" calcext:value-type="float">
            <text:p>6</text:p>
          </table:table-cell>
          <table:table-cell table:formula="of:=CONCATENATE(1990+INT(RAND()*25);&quot;-&quot;;TEXT(1+INT(RAND()*12);&quot;00&quot;);&quot;-&quot;;TEXT(1+INT(RAND()*28);&quot;00&quot;))" office:value-type="string" office:string-value="1998-07-01" calcext:value-type="string">
            <text:p>1998-07-01</text:p>
          </table:table-cell>
          <table:table-cell table:formula="of:=CONCATENATE(&quot;INSERT INTO CARGOEMPREGADO VALUES (&quot;;[.U37];&quot;, &quot;;[.V37];&quot;, '&quot;;[.W37];&quot;');&quot;)" office:value-type="string" office:string-value="INSERT INTO CARGOEMPREGADO VALUES (10, 6, '1998-07-01');" calcext:value-type="string">
            <text:p>INSERT INTO CARGOEMPREGADO VALUES (10, 6, '1998-07-0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13" calcext:value-type="float">
            <text:p>13</text:p>
          </table:table-cell>
          <table:table-cell table:formula="of:=CONCATENATE(1990+INT(RAND()*25);&quot;-&quot;;TEXT(1+INT(RAND()*12);&quot;00&quot;);&quot;-&quot;;TEXT(1+INT(RAND()*28);&quot;00&quot;))" office:value-type="string" office:string-value="2006-09-17" calcext:value-type="string">
            <text:p>2006-09-17</text:p>
          </table:table-cell>
          <table:table-cell table:formula="of:=CONCATENATE(&quot;INSERT INTO DEPTOEMPREGADO VALUES (&quot;;[.P38];&quot;, &quot;;[.Q38];&quot;, '&quot;;[.R38];&quot;');&quot;)" office:value-type="string" office:string-value="INSERT INTO DEPTOEMPREGADO VALUES (1, 13, '2006-09-17');" calcext:value-type="string">
            <text:p>INSERT INTO DEPTOEMPREGADO VALUES (1, 13, '2006-09-17');</text:p>
          </table:table-cell>
          <table:table-cell/>
          <table:table-cell table:formula="of:=2+INT(RAND()*9)" office:value-type="float" office:value="8" calcext:value-type="float">
            <text:p>8</text:p>
          </table:table-cell>
          <table:table-cell table:formula="of:=1+INT(RAND()*30)" office:value-type="float" office:value="11" calcext:value-type="float">
            <text:p>11</text:p>
          </table:table-cell>
          <table:table-cell table:formula="of:=CONCATENATE(1990+INT(RAND()*25);&quot;-&quot;;TEXT(1+INT(RAND()*12);&quot;00&quot;);&quot;-&quot;;TEXT(1+INT(RAND()*28);&quot;00&quot;))" office:value-type="string" office:string-value="1994-12-21" calcext:value-type="string">
            <text:p>1994-12-21</text:p>
          </table:table-cell>
          <table:table-cell table:formula="of:=CONCATENATE(&quot;INSERT INTO CARGOEMPREGADO VALUES (&quot;;[.U38];&quot;, &quot;;[.V38];&quot;, '&quot;;[.W38];&quot;');&quot;)" office:value-type="string" office:string-value="INSERT INTO CARGOEMPREGADO VALUES (8, 11, '1994-12-21');" calcext:value-type="string">
            <text:p>INSERT INTO CARGOEMPREGADO VALUES (8, 11, '1994-12-2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3" calcext:value-type="float">
            <text:p>3</text:p>
          </table:table-cell>
          <table:table-cell table:formula="of:=CONCATENATE(1990+INT(RAND()*25);&quot;-&quot;;TEXT(1+INT(RAND()*12);&quot;00&quot;);&quot;-&quot;;TEXT(1+INT(RAND()*28);&quot;00&quot;))" office:value-type="string" office:string-value="2006-03-16" calcext:value-type="string">
            <text:p>2006-03-16</text:p>
          </table:table-cell>
          <table:table-cell table:formula="of:=CONCATENATE(&quot;INSERT INTO DEPTOEMPREGADO VALUES (&quot;;[.P39];&quot;, &quot;;[.Q39];&quot;, '&quot;;[.R39];&quot;');&quot;)" office:value-type="string" office:string-value="INSERT INTO DEPTOEMPREGADO VALUES (1, 3, '2006-03-16');" calcext:value-type="string">
            <text:p>INSERT INTO DEPTOEMPREGADO VALUES (1, 3, '2006-03-16');</text:p>
          </table:table-cell>
          <table:table-cell/>
          <table:table-cell table:formula="of:=2+INT(RAND()*9)" office:value-type="float" office:value="6" calcext:value-type="float">
            <text:p>6</text:p>
          </table:table-cell>
          <table:table-cell table:formula="of:=1+INT(RAND()*30)" office:value-type="float" office:value="19" calcext:value-type="float">
            <text:p>19</text:p>
          </table:table-cell>
          <table:table-cell table:formula="of:=CONCATENATE(1990+INT(RAND()*25);&quot;-&quot;;TEXT(1+INT(RAND()*12);&quot;00&quot;);&quot;-&quot;;TEXT(1+INT(RAND()*28);&quot;00&quot;))" office:value-type="string" office:string-value="1999-10-09" calcext:value-type="string">
            <text:p>1999-10-09</text:p>
          </table:table-cell>
          <table:table-cell table:formula="of:=CONCATENATE(&quot;INSERT INTO CARGOEMPREGADO VALUES (&quot;;[.U39];&quot;, &quot;;[.V39];&quot;, '&quot;;[.W39];&quot;');&quot;)" office:value-type="string" office:string-value="INSERT INTO CARGOEMPREGADO VALUES (6, 19, '1999-10-09');" calcext:value-type="string">
            <text:p>INSERT INTO CARGOEMPREGADO VALUES (6, 19, '1999-10-09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21" calcext:value-type="float">
            <text:p>21</text:p>
          </table:table-cell>
          <table:table-cell table:formula="of:=CONCATENATE(1990+INT(RAND()*25);&quot;-&quot;;TEXT(1+INT(RAND()*12);&quot;00&quot;);&quot;-&quot;;TEXT(1+INT(RAND()*28);&quot;00&quot;))" office:value-type="string" office:string-value="2014-08-19" calcext:value-type="string">
            <text:p>2014-08-19</text:p>
          </table:table-cell>
          <table:table-cell table:formula="of:=CONCATENATE(&quot;INSERT INTO DEPTOEMPREGADO VALUES (&quot;;[.P40];&quot;, &quot;;[.Q40];&quot;, '&quot;;[.R40];&quot;');&quot;)" office:value-type="string" office:string-value="INSERT INTO DEPTOEMPREGADO VALUES (4, 21, '2014-08-19');" calcext:value-type="string">
            <text:p>INSERT INTO DEPTOEMPREGADO VALUES (4, 21, '2014-08-19');</text:p>
          </table:table-cell>
          <table:table-cell/>
          <table:table-cell table:formula="of:=2+INT(RAND()*9)" office:value-type="float" office:value="9" calcext:value-type="float">
            <text:p>9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1999-02-11" calcext:value-type="string">
            <text:p>1999-02-11</text:p>
          </table:table-cell>
          <table:table-cell table:formula="of:=CONCATENATE(&quot;INSERT INTO CARGOEMPREGADO VALUES (&quot;;[.U40];&quot;, &quot;;[.V40];&quot;, '&quot;;[.W40];&quot;');&quot;)" office:value-type="string" office:string-value="INSERT INTO CARGOEMPREGADO VALUES (9, 4, '1999-02-11');" calcext:value-type="string">
            <text:p>INSERT INTO CARGOEMPREGADO VALUES (9, 4, '1999-02-1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18" calcext:value-type="float">
            <text:p>18</text:p>
          </table:table-cell>
          <table:table-cell table:formula="of:=CONCATENATE(1990+INT(RAND()*25);&quot;-&quot;;TEXT(1+INT(RAND()*12);&quot;00&quot;);&quot;-&quot;;TEXT(1+INT(RAND()*28);&quot;00&quot;))" office:value-type="string" office:string-value="2014-10-25" calcext:value-type="string">
            <text:p>2014-10-25</text:p>
          </table:table-cell>
          <table:table-cell table:formula="of:=CONCATENATE(&quot;INSERT INTO DEPTOEMPREGADO VALUES (&quot;;[.P41];&quot;, &quot;;[.Q41];&quot;, '&quot;;[.R41];&quot;');&quot;)" office:value-type="string" office:string-value="INSERT INTO DEPTOEMPREGADO VALUES (4, 18, '2014-10-25');" calcext:value-type="string">
            <text:p>INSERT INTO DEPTOEMPREGADO VALUES (4, 18, '2014-10-25');</text:p>
          </table:table-cell>
          <table:table-cell/>
          <table:table-cell table:formula="of:=2+INT(RAND()*9)" office:value-type="float" office:value="8" calcext:value-type="float">
            <text:p>8</text:p>
          </table:table-cell>
          <table:table-cell table:formula="of:=1+INT(RAND()*30)" office:value-type="float" office:value="20" calcext:value-type="float">
            <text:p>20</text:p>
          </table:table-cell>
          <table:table-cell table:formula="of:=CONCATENATE(1990+INT(RAND()*25);&quot;-&quot;;TEXT(1+INT(RAND()*12);&quot;00&quot;);&quot;-&quot;;TEXT(1+INT(RAND()*28);&quot;00&quot;))" office:value-type="string" office:string-value="1997-12-08" calcext:value-type="string">
            <text:p>1997-12-08</text:p>
          </table:table-cell>
          <table:table-cell table:formula="of:=CONCATENATE(&quot;INSERT INTO CARGOEMPREGADO VALUES (&quot;;[.U41];&quot;, &quot;;[.V41];&quot;, '&quot;;[.W41];&quot;');&quot;)" office:value-type="string" office:string-value="INSERT INTO CARGOEMPREGADO VALUES (8, 20, '1997-12-08');" calcext:value-type="string">
            <text:p>INSERT INTO CARGOEMPREGADO VALUES (8, 20, '1997-12-08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4" calcext:value-type="float">
            <text:p>14</text:p>
          </table:table-cell>
          <table:table-cell table:formula="of:=CONCATENATE(1990+INT(RAND()*25);&quot;-&quot;;TEXT(1+INT(RAND()*12);&quot;00&quot;);&quot;-&quot;;TEXT(1+INT(RAND()*28);&quot;00&quot;))" office:value-type="string" office:string-value="1995-11-04" calcext:value-type="string">
            <text:p>1995-11-04</text:p>
          </table:table-cell>
          <table:table-cell table:formula="of:=CONCATENATE(&quot;INSERT INTO DEPTOEMPREGADO VALUES (&quot;;[.P42];&quot;, &quot;;[.Q42];&quot;, '&quot;;[.R42];&quot;');&quot;)" office:value-type="string" office:string-value="INSERT INTO DEPTOEMPREGADO VALUES (5, 14, '1995-11-04');" calcext:value-type="string">
            <text:p>INSERT INTO DEPTOEMPREGADO VALUES (5, 14, '1995-11-04');</text:p>
          </table:table-cell>
          <table:table-cell/>
          <table:table-cell table:formula="of:=2+INT(RAND()*9)" office:value-type="float" office:value="8" calcext:value-type="float">
            <text:p>8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2001-09-06" calcext:value-type="string">
            <text:p>2001-09-06</text:p>
          </table:table-cell>
          <table:table-cell table:formula="of:=CONCATENATE(&quot;INSERT INTO CARGOEMPREGADO VALUES (&quot;;[.U42];&quot;, &quot;;[.V42];&quot;, '&quot;;[.W42];&quot;');&quot;)" office:value-type="string" office:string-value="INSERT INTO CARGOEMPREGADO VALUES (8, 4, '2001-09-06');" calcext:value-type="string">
            <text:p>INSERT INTO CARGOEMPREGADO VALUES (8, 4, '2001-09-0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5" calcext:value-type="float">
            <text:p>15</text:p>
          </table:table-cell>
          <table:table-cell table:formula="of:=CONCATENATE(1990+INT(RAND()*25);&quot;-&quot;;TEXT(1+INT(RAND()*12);&quot;00&quot;);&quot;-&quot;;TEXT(1+INT(RAND()*28);&quot;00&quot;))" office:value-type="string" office:string-value="2008-01-01" calcext:value-type="string">
            <text:p>2008-01-01</text:p>
          </table:table-cell>
          <table:table-cell table:formula="of:=CONCATENATE(&quot;INSERT INTO DEPTOEMPREGADO VALUES (&quot;;[.P43];&quot;, &quot;;[.Q43];&quot;, '&quot;;[.R43];&quot;');&quot;)" office:value-type="string" office:string-value="INSERT INTO DEPTOEMPREGADO VALUES (5, 15, '2008-01-01');" calcext:value-type="string">
            <text:p>INSERT INTO DEPTOEMPREGADO VALUES (5, 15, '2008-01-01');</text:p>
          </table:table-cell>
          <table:table-cell/>
          <table:table-cell table:formula="of:=2+INT(RAND()*9)" office:value-type="float" office:value="7" calcext:value-type="float">
            <text:p>7</text:p>
          </table:table-cell>
          <table:table-cell table:formula="of:=1+INT(RAND()*30)" office:value-type="float" office:value="2" calcext:value-type="float">
            <text:p>2</text:p>
          </table:table-cell>
          <table:table-cell table:formula="of:=CONCATENATE(1990+INT(RAND()*25);&quot;-&quot;;TEXT(1+INT(RAND()*12);&quot;00&quot;);&quot;-&quot;;TEXT(1+INT(RAND()*28);&quot;00&quot;))" office:value-type="string" office:string-value="1990-08-01" calcext:value-type="string">
            <text:p>1990-08-01</text:p>
          </table:table-cell>
          <table:table-cell table:formula="of:=CONCATENATE(&quot;INSERT INTO CARGOEMPREGADO VALUES (&quot;;[.U43];&quot;, &quot;;[.V43];&quot;, '&quot;;[.W43];&quot;');&quot;)" office:value-type="string" office:string-value="INSERT INTO CARGOEMPREGADO VALUES (7, 2, '1990-08-01');" calcext:value-type="string">
            <text:p>INSERT INTO CARGOEMPREGADO VALUES (7, 2, '1990-08-0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25" calcext:value-type="float">
            <text:p>25</text:p>
          </table:table-cell>
          <table:table-cell table:formula="of:=CONCATENATE(1990+INT(RAND()*25);&quot;-&quot;;TEXT(1+INT(RAND()*12);&quot;00&quot;);&quot;-&quot;;TEXT(1+INT(RAND()*28);&quot;00&quot;))" office:value-type="string" office:string-value="2012-07-05" calcext:value-type="string">
            <text:p>2012-07-05</text:p>
          </table:table-cell>
          <table:table-cell table:formula="of:=CONCATENATE(&quot;INSERT INTO DEPTOEMPREGADO VALUES (&quot;;[.P44];&quot;, &quot;;[.Q44];&quot;, '&quot;;[.R44];&quot;');&quot;)" office:value-type="string" office:string-value="INSERT INTO DEPTOEMPREGADO VALUES (1, 25, '2012-07-05');" calcext:value-type="string">
            <text:p>INSERT INTO DEPTOEMPREGADO VALUES (1, 25, '2012-07-05');</text:p>
          </table:table-cell>
          <table:table-cell/>
          <table:table-cell table:formula="of:=2+INT(RAND()*9)" office:value-type="float" office:value="4" calcext:value-type="float">
            <text:p>4</text:p>
          </table:table-cell>
          <table:table-cell table:formula="of:=1+INT(RAND()*30)" office:value-type="float" office:value="2" calcext:value-type="float">
            <text:p>2</text:p>
          </table:table-cell>
          <table:table-cell table:formula="of:=CONCATENATE(1990+INT(RAND()*25);&quot;-&quot;;TEXT(1+INT(RAND()*12);&quot;00&quot;);&quot;-&quot;;TEXT(1+INT(RAND()*28);&quot;00&quot;))" office:value-type="string" office:string-value="1999-02-28" calcext:value-type="string">
            <text:p>1999-02-28</text:p>
          </table:table-cell>
          <table:table-cell table:formula="of:=CONCATENATE(&quot;INSERT INTO CARGOEMPREGADO VALUES (&quot;;[.U44];&quot;, &quot;;[.V44];&quot;, '&quot;;[.W44];&quot;');&quot;)" office:value-type="string" office:string-value="INSERT INTO CARGOEMPREGADO VALUES (4, 2, '1999-02-28');" calcext:value-type="string">
            <text:p>INSERT INTO CARGOEMPREGADO VALUES (4, 2, '1999-02-28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2" calcext:value-type="float">
            <text:p>2</text:p>
          </table:table-cell>
          <table:table-cell table:formula="of:=1+INT(RAND()*30)" office:value-type="float" office:value="5" calcext:value-type="float">
            <text:p>5</text:p>
          </table:table-cell>
          <table:table-cell table:formula="of:=CONCATENATE(1990+INT(RAND()*25);&quot;-&quot;;TEXT(1+INT(RAND()*12);&quot;00&quot;);&quot;-&quot;;TEXT(1+INT(RAND()*28);&quot;00&quot;))" office:value-type="string" office:string-value="1996-09-10" calcext:value-type="string">
            <text:p>1996-09-10</text:p>
          </table:table-cell>
          <table:table-cell table:formula="of:=CONCATENATE(&quot;INSERT INTO DEPTOEMPREGADO VALUES (&quot;;[.P45];&quot;, &quot;;[.Q45];&quot;, '&quot;;[.R45];&quot;');&quot;)" office:value-type="string" office:string-value="INSERT INTO DEPTOEMPREGADO VALUES (2, 5, '1996-09-10');" calcext:value-type="string">
            <text:p>INSERT INTO DEPTOEMPREGADO VALUES (2, 5, '1996-09-10');</text:p>
          </table:table-cell>
          <table:table-cell/>
          <table:table-cell table:formula="of:=2+INT(RAND()*9)" office:value-type="float" office:value="9" calcext:value-type="float">
            <text:p>9</text:p>
          </table:table-cell>
          <table:table-cell table:formula="of:=1+INT(RAND()*30)" office:value-type="float" office:value="30" calcext:value-type="float">
            <text:p>30</text:p>
          </table:table-cell>
          <table:table-cell table:formula="of:=CONCATENATE(1990+INT(RAND()*25);&quot;-&quot;;TEXT(1+INT(RAND()*12);&quot;00&quot;);&quot;-&quot;;TEXT(1+INT(RAND()*28);&quot;00&quot;))" office:value-type="string" office:string-value="2010-12-19" calcext:value-type="string">
            <text:p>2010-12-19</text:p>
          </table:table-cell>
          <table:table-cell table:formula="of:=CONCATENATE(&quot;INSERT INTO CARGOEMPREGADO VALUES (&quot;;[.U45];&quot;, &quot;;[.V45];&quot;, '&quot;;[.W45];&quot;');&quot;)" office:value-type="string" office:string-value="INSERT INTO CARGOEMPREGADO VALUES (9, 30, '2010-12-19');" calcext:value-type="string">
            <text:p>INSERT INTO CARGOEMPREGADO VALUES (9, 30, '2010-12-19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1" calcext:value-type="float">
            <text:p>1</text:p>
          </table:table-cell>
          <table:table-cell table:formula="of:=CONCATENATE(1990+INT(RAND()*25);&quot;-&quot;;TEXT(1+INT(RAND()*12);&quot;00&quot;);&quot;-&quot;;TEXT(1+INT(RAND()*28);&quot;00&quot;))" office:value-type="string" office:string-value="2010-06-07" calcext:value-type="string">
            <text:p>2010-06-07</text:p>
          </table:table-cell>
          <table:table-cell table:formula="of:=CONCATENATE(&quot;INSERT INTO DEPTOEMPREGADO VALUES (&quot;;[.P46];&quot;, &quot;;[.Q46];&quot;, '&quot;;[.R46];&quot;');&quot;)" office:value-type="string" office:string-value="INSERT INTO DEPTOEMPREGADO VALUES (4, 1, '2010-06-07');" calcext:value-type="string">
            <text:p>INSERT INTO DEPTOEMPREGADO VALUES (4, 1, '2010-06-07');</text:p>
          </table:table-cell>
          <table:table-cell/>
          <table:table-cell table:formula="of:=2+INT(RAND()*9)" office:value-type="float" office:value="2" calcext:value-type="float">
            <text:p>2</text:p>
          </table:table-cell>
          <table:table-cell table:formula="of:=1+INT(RAND()*30)" office:value-type="float" office:value="3" calcext:value-type="float">
            <text:p>3</text:p>
          </table:table-cell>
          <table:table-cell table:formula="of:=CONCATENATE(1990+INT(RAND()*25);&quot;-&quot;;TEXT(1+INT(RAND()*12);&quot;00&quot;);&quot;-&quot;;TEXT(1+INT(RAND()*28);&quot;00&quot;))" office:value-type="string" office:string-value="2002-01-28" calcext:value-type="string">
            <text:p>2002-01-28</text:p>
          </table:table-cell>
          <table:table-cell table:formula="of:=CONCATENATE(&quot;INSERT INTO CARGOEMPREGADO VALUES (&quot;;[.U46];&quot;, &quot;;[.V46];&quot;, '&quot;;[.W46];&quot;');&quot;)" office:value-type="string" office:string-value="INSERT INTO CARGOEMPREGADO VALUES (2, 3, '2002-01-28');" calcext:value-type="string">
            <text:p>INSERT INTO CARGOEMPREGADO VALUES (2, 3, '2002-01-28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2" calcext:value-type="float">
            <text:p>2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1999-06-09" calcext:value-type="string">
            <text:p>1999-06-09</text:p>
          </table:table-cell>
          <table:table-cell table:formula="of:=CONCATENATE(&quot;INSERT INTO DEPTOEMPREGADO VALUES (&quot;;[.P47];&quot;, &quot;;[.Q47];&quot;, '&quot;;[.R47];&quot;');&quot;)" office:value-type="string" office:string-value="INSERT INTO DEPTOEMPREGADO VALUES (2, 4, '1999-06-09');" calcext:value-type="string">
            <text:p>INSERT INTO DEPTOEMPREGADO VALUES (2, 4, '1999-06-09');</text:p>
          </table:table-cell>
          <table:table-cell/>
          <table:table-cell table:formula="of:=2+INT(RAND()*9)" office:value-type="float" office:value="6" calcext:value-type="float">
            <text:p>6</text:p>
          </table:table-cell>
          <table:table-cell table:formula="of:=1+INT(RAND()*30)" office:value-type="float" office:value="25" calcext:value-type="float">
            <text:p>25</text:p>
          </table:table-cell>
          <table:table-cell table:formula="of:=CONCATENATE(1990+INT(RAND()*25);&quot;-&quot;;TEXT(1+INT(RAND()*12);&quot;00&quot;);&quot;-&quot;;TEXT(1+INT(RAND()*28);&quot;00&quot;))" office:value-type="string" office:string-value="2006-07-17" calcext:value-type="string">
            <text:p>2006-07-17</text:p>
          </table:table-cell>
          <table:table-cell table:formula="of:=CONCATENATE(&quot;INSERT INTO CARGOEMPREGADO VALUES (&quot;;[.U47];&quot;, &quot;;[.V47];&quot;, '&quot;;[.W47];&quot;');&quot;)" office:value-type="string" office:string-value="INSERT INTO CARGOEMPREGADO VALUES (6, 25, '2006-07-17');" calcext:value-type="string">
            <text:p>INSERT INTO CARGOEMPREGADO VALUES (6, 25, '2006-07-17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27" calcext:value-type="float">
            <text:p>27</text:p>
          </table:table-cell>
          <table:table-cell table:formula="of:=CONCATENATE(1990+INT(RAND()*25);&quot;-&quot;;TEXT(1+INT(RAND()*12);&quot;00&quot;);&quot;-&quot;;TEXT(1+INT(RAND()*28);&quot;00&quot;))" office:value-type="string" office:string-value="2006-08-15" calcext:value-type="string">
            <text:p>2006-08-15</text:p>
          </table:table-cell>
          <table:table-cell table:formula="of:=CONCATENATE(&quot;INSERT INTO DEPTOEMPREGADO VALUES (&quot;;[.P48];&quot;, &quot;;[.Q48];&quot;, '&quot;;[.R48];&quot;');&quot;)" office:value-type="string" office:string-value="INSERT INTO DEPTOEMPREGADO VALUES (1, 27, '2006-08-15');" calcext:value-type="string">
            <text:p>INSERT INTO DEPTOEMPREGADO VALUES (1, 27, '2006-08-15');</text:p>
          </table:table-cell>
          <table:table-cell/>
          <table:table-cell table:formula="of:=2+INT(RAND()*9)" office:value-type="float" office:value="9" calcext:value-type="float">
            <text:p>9</text:p>
          </table:table-cell>
          <table:table-cell table:formula="of:=1+INT(RAND()*30)" office:value-type="float" office:value="2" calcext:value-type="float">
            <text:p>2</text:p>
          </table:table-cell>
          <table:table-cell table:formula="of:=CONCATENATE(1990+INT(RAND()*25);&quot;-&quot;;TEXT(1+INT(RAND()*12);&quot;00&quot;);&quot;-&quot;;TEXT(1+INT(RAND()*28);&quot;00&quot;))" office:value-type="string" office:string-value="2002-05-04" calcext:value-type="string">
            <text:p>2002-05-04</text:p>
          </table:table-cell>
          <table:table-cell table:formula="of:=CONCATENATE(&quot;INSERT INTO CARGOEMPREGADO VALUES (&quot;;[.U48];&quot;, &quot;;[.V48];&quot;, '&quot;;[.W48];&quot;');&quot;)" office:value-type="string" office:string-value="INSERT INTO CARGOEMPREGADO VALUES (9, 2, '2002-05-04');" calcext:value-type="string">
            <text:p>INSERT INTO CARGOEMPREGADO VALUES (9, 2, '2002-05-04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3" calcext:value-type="float">
            <text:p>3</text:p>
          </table:table-cell>
          <table:table-cell table:formula="of:=1+INT(RAND()*30)" office:value-type="float" office:value="22" calcext:value-type="float">
            <text:p>22</text:p>
          </table:table-cell>
          <table:table-cell table:formula="of:=CONCATENATE(1990+INT(RAND()*25);&quot;-&quot;;TEXT(1+INT(RAND()*12);&quot;00&quot;);&quot;-&quot;;TEXT(1+INT(RAND()*28);&quot;00&quot;))" office:value-type="string" office:string-value="2001-02-09" calcext:value-type="string">
            <text:p>2001-02-09</text:p>
          </table:table-cell>
          <table:table-cell table:formula="of:=CONCATENATE(&quot;INSERT INTO DEPTOEMPREGADO VALUES (&quot;;[.P49];&quot;, &quot;;[.Q49];&quot;, '&quot;;[.R49];&quot;');&quot;)" office:value-type="string" office:string-value="INSERT INTO DEPTOEMPREGADO VALUES (3, 22, '2001-02-09');" calcext:value-type="string">
            <text:p>INSERT INTO DEPTOEMPREGADO VALUES (3, 22, '2001-02-09');</text:p>
          </table:table-cell>
          <table:table-cell/>
          <table:table-cell table:formula="of:=2+INT(RAND()*9)" office:value-type="float" office:value="7" calcext:value-type="float">
            <text:p>7</text:p>
          </table:table-cell>
          <table:table-cell table:formula="of:=1+INT(RAND()*30)" office:value-type="float" office:value="30" calcext:value-type="float">
            <text:p>30</text:p>
          </table:table-cell>
          <table:table-cell table:formula="of:=CONCATENATE(1990+INT(RAND()*25);&quot;-&quot;;TEXT(1+INT(RAND()*12);&quot;00&quot;);&quot;-&quot;;TEXT(1+INT(RAND()*28);&quot;00&quot;))" office:value-type="string" office:string-value="2012-06-27" calcext:value-type="string">
            <text:p>2012-06-27</text:p>
          </table:table-cell>
          <table:table-cell table:formula="of:=CONCATENATE(&quot;INSERT INTO CARGOEMPREGADO VALUES (&quot;;[.U49];&quot;, &quot;;[.V49];&quot;, '&quot;;[.W49];&quot;');&quot;)" office:value-type="string" office:string-value="INSERT INTO CARGOEMPREGADO VALUES (7, 30, '2012-06-27');" calcext:value-type="string">
            <text:p>INSERT INTO CARGOEMPREGADO VALUES (7, 30, '2012-06-27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2006-11-08" calcext:value-type="string">
            <text:p>2006-11-08</text:p>
          </table:table-cell>
          <table:table-cell table:formula="of:=CONCATENATE(&quot;INSERT INTO DEPTOEMPREGADO VALUES (&quot;;[.P50];&quot;, &quot;;[.Q50];&quot;, '&quot;;[.R50];&quot;');&quot;)" office:value-type="string" office:string-value="INSERT INTO DEPTOEMPREGADO VALUES (1, 4, '2006-11-08');" calcext:value-type="string">
            <text:p>INSERT INTO DEPTOEMPREGADO VALUES (1, 4, '2006-11-08');</text:p>
          </table:table-cell>
          <table:table-cell/>
          <table:table-cell table:formula="of:=2+INT(RAND()*9)" office:value-type="float" office:value="2" calcext:value-type="float">
            <text:p>2</text:p>
          </table:table-cell>
          <table:table-cell table:formula="of:=1+INT(RAND()*30)" office:value-type="float" office:value="10" calcext:value-type="float">
            <text:p>10</text:p>
          </table:table-cell>
          <table:table-cell table:formula="of:=CONCATENATE(1990+INT(RAND()*25);&quot;-&quot;;TEXT(1+INT(RAND()*12);&quot;00&quot;);&quot;-&quot;;TEXT(1+INT(RAND()*28);&quot;00&quot;))" office:value-type="string" office:string-value="2000-11-28" calcext:value-type="string">
            <text:p>2000-11-28</text:p>
          </table:table-cell>
          <table:table-cell table:formula="of:=CONCATENATE(&quot;INSERT INTO CARGOEMPREGADO VALUES (&quot;;[.U50];&quot;, &quot;;[.V50];&quot;, '&quot;;[.W50];&quot;');&quot;)" office:value-type="string" office:string-value="INSERT INTO CARGOEMPREGADO VALUES (2, 10, '2000-11-28');" calcext:value-type="string">
            <text:p>INSERT INTO CARGOEMPREGADO VALUES (2, 10, '2000-11-28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3" calcext:value-type="float">
            <text:p>3</text:p>
          </table:table-cell>
          <table:table-cell table:formula="of:=1+INT(RAND()*30)" office:value-type="float" office:value="8" calcext:value-type="float">
            <text:p>8</text:p>
          </table:table-cell>
          <table:table-cell table:formula="of:=CONCATENATE(1990+INT(RAND()*25);&quot;-&quot;;TEXT(1+INT(RAND()*12);&quot;00&quot;);&quot;-&quot;;TEXT(1+INT(RAND()*28);&quot;00&quot;))" office:value-type="string" office:string-value="1994-05-09" calcext:value-type="string">
            <text:p>1994-05-09</text:p>
          </table:table-cell>
          <table:table-cell table:formula="of:=CONCATENATE(&quot;INSERT INTO DEPTOEMPREGADO VALUES (&quot;;[.P51];&quot;, &quot;;[.Q51];&quot;, '&quot;;[.R51];&quot;');&quot;)" office:value-type="string" office:string-value="INSERT INTO DEPTOEMPREGADO VALUES (3, 8, '1994-05-09');" calcext:value-type="string">
            <text:p>INSERT INTO DEPTOEMPREGADO VALUES (3, 8, '1994-05-09');</text:p>
          </table:table-cell>
          <table:table-cell/>
          <table:table-cell table:formula="of:=2+INT(RAND()*9)" office:value-type="float" office:value="3" calcext:value-type="float">
            <text:p>3</text:p>
          </table:table-cell>
          <table:table-cell table:formula="of:=1+INT(RAND()*30)" office:value-type="float" office:value="16" calcext:value-type="float">
            <text:p>16</text:p>
          </table:table-cell>
          <table:table-cell table:formula="of:=CONCATENATE(1990+INT(RAND()*25);&quot;-&quot;;TEXT(1+INT(RAND()*12);&quot;00&quot;);&quot;-&quot;;TEXT(1+INT(RAND()*28);&quot;00&quot;))" office:value-type="string" office:string-value="1991-05-01" calcext:value-type="string">
            <text:p>1991-05-01</text:p>
          </table:table-cell>
          <table:table-cell table:formula="of:=CONCATENATE(&quot;INSERT INTO CARGOEMPREGADO VALUES (&quot;;[.U51];&quot;, &quot;;[.V51];&quot;, '&quot;;[.W51];&quot;');&quot;)" office:value-type="string" office:string-value="INSERT INTO CARGOEMPREGADO VALUES (3, 16, '1991-05-01');" calcext:value-type="string">
            <text:p>INSERT INTO CARGOEMPREGADO VALUES (3, 16, '1991-05-0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2" calcext:value-type="float">
            <text:p>2</text:p>
          </table:table-cell>
          <table:table-cell table:formula="of:=CONCATENATE(1990+INT(RAND()*25);&quot;-&quot;;TEXT(1+INT(RAND()*12);&quot;00&quot;);&quot;-&quot;;TEXT(1+INT(RAND()*28);&quot;00&quot;))" office:value-type="string" office:string-value="2009-08-03" calcext:value-type="string">
            <text:p>2009-08-03</text:p>
          </table:table-cell>
          <table:table-cell table:formula="of:=CONCATENATE(&quot;INSERT INTO DEPTOEMPREGADO VALUES (&quot;;[.P52];&quot;, &quot;;[.Q52];&quot;, '&quot;;[.R52];&quot;');&quot;)" office:value-type="string" office:string-value="INSERT INTO DEPTOEMPREGADO VALUES (5, 2, '2009-08-03');" calcext:value-type="string">
            <text:p>INSERT INTO DEPTOEMPREGADO VALUES (5, 2, '2009-08-03');</text:p>
          </table:table-cell>
          <table:table-cell/>
          <table:table-cell table:formula="of:=2+INT(RAND()*9)" office:value-type="float" office:value="4" calcext:value-type="float">
            <text:p>4</text:p>
          </table:table-cell>
          <table:table-cell table:formula="of:=1+INT(RAND()*30)" office:value-type="float" office:value="30" calcext:value-type="float">
            <text:p>30</text:p>
          </table:table-cell>
          <table:table-cell table:formula="of:=CONCATENATE(1990+INT(RAND()*25);&quot;-&quot;;TEXT(1+INT(RAND()*12);&quot;00&quot;);&quot;-&quot;;TEXT(1+INT(RAND()*28);&quot;00&quot;))" office:value-type="string" office:string-value="1995-06-22" calcext:value-type="string">
            <text:p>1995-06-22</text:p>
          </table:table-cell>
          <table:table-cell table:formula="of:=CONCATENATE(&quot;INSERT INTO CARGOEMPREGADO VALUES (&quot;;[.U52];&quot;, &quot;;[.V52];&quot;, '&quot;;[.W52];&quot;');&quot;)" office:value-type="string" office:string-value="INSERT INTO CARGOEMPREGADO VALUES (4, 30, '1995-06-22');" calcext:value-type="string">
            <text:p>INSERT INTO CARGOEMPREGADO VALUES (4, 30, '1995-06-22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1991-08-26" calcext:value-type="string">
            <text:p>1991-08-26</text:p>
          </table:table-cell>
          <table:table-cell table:formula="of:=CONCATENATE(&quot;INSERT INTO DEPTOEMPREGADO VALUES (&quot;;[.P53];&quot;, &quot;;[.Q53];&quot;, '&quot;;[.R53];&quot;');&quot;)" office:value-type="string" office:string-value="INSERT INTO DEPTOEMPREGADO VALUES (1, 4, '1991-08-26');" calcext:value-type="string">
            <text:p>INSERT INTO DEPTOEMPREGADO VALUES (1, 4, '1991-08-26');</text:p>
          </table:table-cell>
          <table:table-cell/>
          <table:table-cell table:formula="of:=2+INT(RAND()*9)" office:value-type="float" office:value="10" calcext:value-type="float">
            <text:p>10</text:p>
          </table:table-cell>
          <table:table-cell table:formula="of:=1+INT(RAND()*30)" office:value-type="float" office:value="6" calcext:value-type="float">
            <text:p>6</text:p>
          </table:table-cell>
          <table:table-cell table:formula="of:=CONCATENATE(1990+INT(RAND()*25);&quot;-&quot;;TEXT(1+INT(RAND()*12);&quot;00&quot;);&quot;-&quot;;TEXT(1+INT(RAND()*28);&quot;00&quot;))" office:value-type="string" office:string-value="2004-09-27" calcext:value-type="string">
            <text:p>2004-09-27</text:p>
          </table:table-cell>
          <table:table-cell table:formula="of:=CONCATENATE(&quot;INSERT INTO CARGOEMPREGADO VALUES (&quot;;[.U53];&quot;, &quot;;[.V53];&quot;, '&quot;;[.W53];&quot;');&quot;)" office:value-type="string" office:string-value="INSERT INTO CARGOEMPREGADO VALUES (10, 6, '2004-09-27');" calcext:value-type="string">
            <text:p>INSERT INTO CARGOEMPREGADO VALUES (10, 6, '2004-09-27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8" calcext:value-type="float">
            <text:p>18</text:p>
          </table:table-cell>
          <table:table-cell table:formula="of:=CONCATENATE(1990+INT(RAND()*25);&quot;-&quot;;TEXT(1+INT(RAND()*12);&quot;00&quot;);&quot;-&quot;;TEXT(1+INT(RAND()*28);&quot;00&quot;))" office:value-type="string" office:string-value="2007-10-25" calcext:value-type="string">
            <text:p>2007-10-25</text:p>
          </table:table-cell>
          <table:table-cell table:formula="of:=CONCATENATE(&quot;INSERT INTO DEPTOEMPREGADO VALUES (&quot;;[.P54];&quot;, &quot;;[.Q54];&quot;, '&quot;;[.R54];&quot;');&quot;)" office:value-type="string" office:string-value="INSERT INTO DEPTOEMPREGADO VALUES (5, 18, '2007-10-25');" calcext:value-type="string">
            <text:p>INSERT INTO DEPTOEMPREGADO VALUES (5, 18, '2007-10-25');</text:p>
          </table:table-cell>
          <table:table-cell/>
          <table:table-cell table:formula="of:=2+INT(RAND()*9)" office:value-type="float" office:value="9" calcext:value-type="float">
            <text:p>9</text:p>
          </table:table-cell>
          <table:table-cell table:formula="of:=1+INT(RAND()*30)" office:value-type="float" office:value="3" calcext:value-type="float">
            <text:p>3</text:p>
          </table:table-cell>
          <table:table-cell table:formula="of:=CONCATENATE(1990+INT(RAND()*25);&quot;-&quot;;TEXT(1+INT(RAND()*12);&quot;00&quot;);&quot;-&quot;;TEXT(1+INT(RAND()*28);&quot;00&quot;))" office:value-type="string" office:string-value="2006-04-16" calcext:value-type="string">
            <text:p>2006-04-16</text:p>
          </table:table-cell>
          <table:table-cell table:formula="of:=CONCATENATE(&quot;INSERT INTO CARGOEMPREGADO VALUES (&quot;;[.U54];&quot;, &quot;;[.V54];&quot;, '&quot;;[.W54];&quot;');&quot;)" office:value-type="string" office:string-value="INSERT INTO CARGOEMPREGADO VALUES (9, 3, '2006-04-16');" calcext:value-type="string">
            <text:p>INSERT INTO CARGOEMPREGADO VALUES (9, 3, '2006-04-1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" calcext:value-type="float">
            <text:p>1</text:p>
          </table:table-cell>
          <table:table-cell table:formula="of:=CONCATENATE(1990+INT(RAND()*25);&quot;-&quot;;TEXT(1+INT(RAND()*12);&quot;00&quot;);&quot;-&quot;;TEXT(1+INT(RAND()*28);&quot;00&quot;))" office:value-type="string" office:string-value="1990-06-15" calcext:value-type="string">
            <text:p>1990-06-15</text:p>
          </table:table-cell>
          <table:table-cell table:formula="of:=CONCATENATE(&quot;INSERT INTO DEPTOEMPREGADO VALUES (&quot;;[.P55];&quot;, &quot;;[.Q55];&quot;, '&quot;;[.R55];&quot;');&quot;)" office:value-type="string" office:string-value="INSERT INTO DEPTOEMPREGADO VALUES (5, 1, '1990-06-15');" calcext:value-type="string">
            <text:p>INSERT INTO DEPTOEMPREGADO VALUES (5, 1, '1990-06-15');</text:p>
          </table:table-cell>
          <table:table-cell/>
          <table:table-cell table:formula="of:=2+INT(RAND()*9)" office:value-type="float" office:value="6" calcext:value-type="float">
            <text:p>6</text:p>
          </table:table-cell>
          <table:table-cell table:formula="of:=1+INT(RAND()*30)" office:value-type="float" office:value="19" calcext:value-type="float">
            <text:p>19</text:p>
          </table:table-cell>
          <table:table-cell table:formula="of:=CONCATENATE(1990+INT(RAND()*25);&quot;-&quot;;TEXT(1+INT(RAND()*12);&quot;00&quot;);&quot;-&quot;;TEXT(1+INT(RAND()*28);&quot;00&quot;))" office:value-type="string" office:string-value="2004-11-26" calcext:value-type="string">
            <text:p>2004-11-26</text:p>
          </table:table-cell>
          <table:table-cell table:formula="of:=CONCATENATE(&quot;INSERT INTO CARGOEMPREGADO VALUES (&quot;;[.U55];&quot;, &quot;;[.V55];&quot;, '&quot;;[.W55];&quot;');&quot;)" office:value-type="string" office:string-value="INSERT INTO CARGOEMPREGADO VALUES (6, 19, '2004-11-26');" calcext:value-type="string">
            <text:p>INSERT INTO CARGOEMPREGADO VALUES (6, 19, '2004-11-2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4" calcext:value-type="float">
            <text:p>4</text:p>
          </table:table-cell>
          <table:table-cell table:formula="of:=CONCATENATE(1990+INT(RAND()*25);&quot;-&quot;;TEXT(1+INT(RAND()*12);&quot;00&quot;);&quot;-&quot;;TEXT(1+INT(RAND()*28);&quot;00&quot;))" office:value-type="string" office:string-value="1995-12-07" calcext:value-type="string">
            <text:p>1995-12-07</text:p>
          </table:table-cell>
          <table:table-cell table:formula="of:=CONCATENATE(&quot;INSERT INTO DEPTOEMPREGADO VALUES (&quot;;[.P56];&quot;, &quot;;[.Q56];&quot;, '&quot;;[.R56];&quot;');&quot;)" office:value-type="string" office:string-value="INSERT INTO DEPTOEMPREGADO VALUES (4, 4, '1995-12-07');" calcext:value-type="string">
            <text:p>INSERT INTO DEPTOEMPREGADO VALUES (4, 4, '1995-12-07');</text:p>
          </table:table-cell>
          <table:table-cell/>
          <table:table-cell table:formula="of:=2+INT(RAND()*9)" office:value-type="float" office:value="8" calcext:value-type="float">
            <text:p>8</text:p>
          </table:table-cell>
          <table:table-cell table:formula="of:=1+INT(RAND()*30)" office:value-type="float" office:value="3" calcext:value-type="float">
            <text:p>3</text:p>
          </table:table-cell>
          <table:table-cell table:formula="of:=CONCATENATE(1990+INT(RAND()*25);&quot;-&quot;;TEXT(1+INT(RAND()*12);&quot;00&quot;);&quot;-&quot;;TEXT(1+INT(RAND()*28);&quot;00&quot;))" office:value-type="string" office:string-value="2011-12-06" calcext:value-type="string">
            <text:p>2011-12-06</text:p>
          </table:table-cell>
          <table:table-cell table:formula="of:=CONCATENATE(&quot;INSERT INTO CARGOEMPREGADO VALUES (&quot;;[.U56];&quot;, &quot;;[.V56];&quot;, '&quot;;[.W56];&quot;');&quot;)" office:value-type="string" office:string-value="INSERT INTO CARGOEMPREGADO VALUES (8, 3, '2011-12-06');" calcext:value-type="string">
            <text:p>INSERT INTO CARGOEMPREGADO VALUES (8, 3, '2011-12-0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4" calcext:value-type="float">
            <text:p>4</text:p>
          </table:table-cell>
          <table:table-cell table:formula="of:=1+INT(RAND()*30)" office:value-type="float" office:value="30" calcext:value-type="float">
            <text:p>30</text:p>
          </table:table-cell>
          <table:table-cell table:formula="of:=CONCATENATE(1990+INT(RAND()*25);&quot;-&quot;;TEXT(1+INT(RAND()*12);&quot;00&quot;);&quot;-&quot;;TEXT(1+INT(RAND()*28);&quot;00&quot;))" office:value-type="string" office:string-value="1998-02-01" calcext:value-type="string">
            <text:p>1998-02-01</text:p>
          </table:table-cell>
          <table:table-cell table:formula="of:=CONCATENATE(&quot;INSERT INTO DEPTOEMPREGADO VALUES (&quot;;[.P57];&quot;, &quot;;[.Q57];&quot;, '&quot;;[.R57];&quot;');&quot;)" office:value-type="string" office:string-value="INSERT INTO DEPTOEMPREGADO VALUES (4, 30, '1998-02-01');" calcext:value-type="string">
            <text:p>INSERT INTO DEPTOEMPREGADO VALUES (4, 30, '1998-02-01');</text:p>
          </table:table-cell>
          <table:table-cell/>
          <table:table-cell table:formula="of:=2+INT(RAND()*9)" office:value-type="float" office:value="2" calcext:value-type="float">
            <text:p>2</text:p>
          </table:table-cell>
          <table:table-cell table:formula="of:=1+INT(RAND()*30)" office:value-type="float" office:value="16" calcext:value-type="float">
            <text:p>16</text:p>
          </table:table-cell>
          <table:table-cell table:formula="of:=CONCATENATE(1990+INT(RAND()*25);&quot;-&quot;;TEXT(1+INT(RAND()*12);&quot;00&quot;);&quot;-&quot;;TEXT(1+INT(RAND()*28);&quot;00&quot;))" office:value-type="string" office:string-value="2008-02-05" calcext:value-type="string">
            <text:p>2008-02-05</text:p>
          </table:table-cell>
          <table:table-cell table:formula="of:=CONCATENATE(&quot;INSERT INTO CARGOEMPREGADO VALUES (&quot;;[.U57];&quot;, &quot;;[.V57];&quot;, '&quot;;[.W57];&quot;');&quot;)" office:value-type="string" office:string-value="INSERT INTO CARGOEMPREGADO VALUES (2, 16, '2008-02-05');" calcext:value-type="string">
            <text:p>INSERT INTO CARGOEMPREGADO VALUES (2, 16, '2008-02-05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23" calcext:value-type="float">
            <text:p>23</text:p>
          </table:table-cell>
          <table:table-cell table:formula="of:=CONCATENATE(1990+INT(RAND()*25);&quot;-&quot;;TEXT(1+INT(RAND()*12);&quot;00&quot;);&quot;-&quot;;TEXT(1+INT(RAND()*28);&quot;00&quot;))" office:value-type="string" office:string-value="2014-02-02" calcext:value-type="string">
            <text:p>2014-02-02</text:p>
          </table:table-cell>
          <table:table-cell table:formula="of:=CONCATENATE(&quot;INSERT INTO DEPTOEMPREGADO VALUES (&quot;;[.P58];&quot;, &quot;;[.Q58];&quot;, '&quot;;[.R58];&quot;');&quot;)" office:value-type="string" office:string-value="INSERT INTO DEPTOEMPREGADO VALUES (5, 23, '2014-02-02');" calcext:value-type="string">
            <text:p>INSERT INTO DEPTOEMPREGADO VALUES (5, 23, '2014-02-02');</text:p>
          </table:table-cell>
          <table:table-cell/>
          <table:table-cell table:formula="of:=2+INT(RAND()*9)" office:value-type="float" office:value="3" calcext:value-type="float">
            <text:p>3</text:p>
          </table:table-cell>
          <table:table-cell table:formula="of:=1+INT(RAND()*30)" office:value-type="float" office:value="25" calcext:value-type="float">
            <text:p>25</text:p>
          </table:table-cell>
          <table:table-cell table:formula="of:=CONCATENATE(1990+INT(RAND()*25);&quot;-&quot;;TEXT(1+INT(RAND()*12);&quot;00&quot;);&quot;-&quot;;TEXT(1+INT(RAND()*28);&quot;00&quot;))" office:value-type="string" office:string-value="2009-05-03" calcext:value-type="string">
            <text:p>2009-05-03</text:p>
          </table:table-cell>
          <table:table-cell table:formula="of:=CONCATENATE(&quot;INSERT INTO CARGOEMPREGADO VALUES (&quot;;[.U58];&quot;, &quot;;[.V58];&quot;, '&quot;;[.W58];&quot;');&quot;)" office:value-type="string" office:string-value="INSERT INTO CARGOEMPREGADO VALUES (3, 25, '2009-05-03');" calcext:value-type="string">
            <text:p>INSERT INTO CARGOEMPREGADO VALUES (3, 25, '2009-05-03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1" calcext:value-type="float">
            <text:p>1</text:p>
          </table:table-cell>
          <table:table-cell table:formula="of:=1+INT(RAND()*30)" office:value-type="float" office:value="5" calcext:value-type="float">
            <text:p>5</text:p>
          </table:table-cell>
          <table:table-cell table:formula="of:=CONCATENATE(1990+INT(RAND()*25);&quot;-&quot;;TEXT(1+INT(RAND()*12);&quot;00&quot;);&quot;-&quot;;TEXT(1+INT(RAND()*28);&quot;00&quot;))" office:value-type="string" office:string-value="1994-02-24" calcext:value-type="string">
            <text:p>1994-02-24</text:p>
          </table:table-cell>
          <table:table-cell table:formula="of:=CONCATENATE(&quot;INSERT INTO DEPTOEMPREGADO VALUES (&quot;;[.P59];&quot;, &quot;;[.Q59];&quot;, '&quot;;[.R59];&quot;');&quot;)" office:value-type="string" office:string-value="INSERT INTO DEPTOEMPREGADO VALUES (1, 5, '1994-02-24');" calcext:value-type="string">
            <text:p>INSERT INTO DEPTOEMPREGADO VALUES (1, 5, '1994-02-24');</text:p>
          </table:table-cell>
          <table:table-cell/>
          <table:table-cell table:formula="of:=2+INT(RAND()*9)" office:value-type="float" office:value="4" calcext:value-type="float">
            <text:p>4</text:p>
          </table:table-cell>
          <table:table-cell table:formula="of:=1+INT(RAND()*30)" office:value-type="float" office:value="12" calcext:value-type="float">
            <text:p>12</text:p>
          </table:table-cell>
          <table:table-cell table:formula="of:=CONCATENATE(1990+INT(RAND()*25);&quot;-&quot;;TEXT(1+INT(RAND()*12);&quot;00&quot;);&quot;-&quot;;TEXT(1+INT(RAND()*28);&quot;00&quot;))" office:value-type="string" office:string-value="1990-04-04" calcext:value-type="string">
            <text:p>1990-04-04</text:p>
          </table:table-cell>
          <table:table-cell table:formula="of:=CONCATENATE(&quot;INSERT INTO CARGOEMPREGADO VALUES (&quot;;[.U59];&quot;, &quot;;[.V59];&quot;, '&quot;;[.W59];&quot;');&quot;)" office:value-type="string" office:string-value="INSERT INTO CARGOEMPREGADO VALUES (4, 12, '1990-04-04');" calcext:value-type="string">
            <text:p>INSERT INTO CARGOEMPREGADO VALUES (4, 12, '1990-04-04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3" calcext:value-type="float">
            <text:p>3</text:p>
          </table:table-cell>
          <table:table-cell table:formula="of:=1+INT(RAND()*30)" office:value-type="float" office:value="12" calcext:value-type="float">
            <text:p>12</text:p>
          </table:table-cell>
          <table:table-cell table:formula="of:=CONCATENATE(1990+INT(RAND()*25);&quot;-&quot;;TEXT(1+INT(RAND()*12);&quot;00&quot;);&quot;-&quot;;TEXT(1+INT(RAND()*28);&quot;00&quot;))" office:value-type="string" office:string-value="2008-02-12" calcext:value-type="string">
            <text:p>2008-02-12</text:p>
          </table:table-cell>
          <table:table-cell table:formula="of:=CONCATENATE(&quot;INSERT INTO DEPTOEMPREGADO VALUES (&quot;;[.P60];&quot;, &quot;;[.Q60];&quot;, '&quot;;[.R60];&quot;');&quot;)" office:value-type="string" office:string-value="INSERT INTO DEPTOEMPREGADO VALUES (3, 12, '2008-02-12');" calcext:value-type="string">
            <text:p>INSERT INTO DEPTOEMPREGADO VALUES (3, 12, '2008-02-12');</text:p>
          </table:table-cell>
          <table:table-cell/>
          <table:table-cell table:formula="of:=2+INT(RAND()*9)" office:value-type="float" office:value="9" calcext:value-type="float">
            <text:p>9</text:p>
          </table:table-cell>
          <table:table-cell table:formula="of:=1+INT(RAND()*30)" office:value-type="float" office:value="18" calcext:value-type="float">
            <text:p>18</text:p>
          </table:table-cell>
          <table:table-cell table:formula="of:=CONCATENATE(1990+INT(RAND()*25);&quot;-&quot;;TEXT(1+INT(RAND()*12);&quot;00&quot;);&quot;-&quot;;TEXT(1+INT(RAND()*28);&quot;00&quot;))" office:value-type="string" office:string-value="2010-07-01" calcext:value-type="string">
            <text:p>2010-07-01</text:p>
          </table:table-cell>
          <table:table-cell table:formula="of:=CONCATENATE(&quot;INSERT INTO CARGOEMPREGADO VALUES (&quot;;[.U60];&quot;, &quot;;[.V60];&quot;, '&quot;;[.W60];&quot;');&quot;)" office:value-type="string" office:string-value="INSERT INTO CARGOEMPREGADO VALUES (9, 18, '2010-07-01');" calcext:value-type="string">
            <text:p>INSERT INTO CARGOEMPREGADO VALUES (9, 18, '2010-07-01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0" calcext:value-type="float">
            <text:p>10</text:p>
          </table:table-cell>
          <table:table-cell table:formula="of:=CONCATENATE(1990+INT(RAND()*25);&quot;-&quot;;TEXT(1+INT(RAND()*12);&quot;00&quot;);&quot;-&quot;;TEXT(1+INT(RAND()*28);&quot;00&quot;))" office:value-type="string" office:string-value="1997-08-15" calcext:value-type="string">
            <text:p>1997-08-15</text:p>
          </table:table-cell>
          <table:table-cell table:formula="of:=CONCATENATE(&quot;INSERT INTO DEPTOEMPREGADO VALUES (&quot;;[.P61];&quot;, &quot;;[.Q61];&quot;, '&quot;;[.R61];&quot;');&quot;)" office:value-type="string" office:string-value="INSERT INTO DEPTOEMPREGADO VALUES (5, 10, '1997-08-15');" calcext:value-type="string">
            <text:p>INSERT INTO DEPTOEMPREGADO VALUES (5, 10, '1997-08-15');</text:p>
          </table:table-cell>
          <table:table-cell/>
          <table:table-cell table:formula="of:=2+INT(RAND()*9)" office:value-type="float" office:value="5" calcext:value-type="float">
            <text:p>5</text:p>
          </table:table-cell>
          <table:table-cell table:formula="of:=1+INT(RAND()*30)" office:value-type="float" office:value="26" calcext:value-type="float">
            <text:p>26</text:p>
          </table:table-cell>
          <table:table-cell table:formula="of:=CONCATENATE(1990+INT(RAND()*25);&quot;-&quot;;TEXT(1+INT(RAND()*12);&quot;00&quot;);&quot;-&quot;;TEXT(1+INT(RAND()*28);&quot;00&quot;))" office:value-type="string" office:string-value="1993-01-26" calcext:value-type="string">
            <text:p>1993-01-26</text:p>
          </table:table-cell>
          <table:table-cell table:formula="of:=CONCATENATE(&quot;INSERT INTO CARGOEMPREGADO VALUES (&quot;;[.U61];&quot;, &quot;;[.V61];&quot;, '&quot;;[.W61];&quot;');&quot;)" office:value-type="string" office:string-value="INSERT INTO CARGOEMPREGADO VALUES (5, 26, '1993-01-26');" calcext:value-type="string">
            <text:p>INSERT INTO CARGOEMPREGADO VALUES (5, 26, '1993-01-2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29" calcext:value-type="float">
            <text:p>29</text:p>
          </table:table-cell>
          <table:table-cell table:formula="of:=CONCATENATE(1990+INT(RAND()*25);&quot;-&quot;;TEXT(1+INT(RAND()*12);&quot;00&quot;);&quot;-&quot;;TEXT(1+INT(RAND()*28);&quot;00&quot;))" office:value-type="string" office:string-value="1991-03-25" calcext:value-type="string">
            <text:p>1991-03-25</text:p>
          </table:table-cell>
          <table:table-cell table:formula="of:=CONCATENATE(&quot;INSERT INTO DEPTOEMPREGADO VALUES (&quot;;[.P62];&quot;, &quot;;[.Q62];&quot;, '&quot;;[.R62];&quot;');&quot;)" office:value-type="string" office:string-value="INSERT INTO DEPTOEMPREGADO VALUES (5, 29, '1991-03-25');" calcext:value-type="string">
            <text:p>INSERT INTO DEPTOEMPREGADO VALUES (5, 29, '1991-03-25');</text:p>
          </table:table-cell>
          <table:table-cell/>
          <table:table-cell table:formula="of:=2+INT(RAND()*9)" office:value-type="float" office:value="4" calcext:value-type="float">
            <text:p>4</text:p>
          </table:table-cell>
          <table:table-cell table:formula="of:=1+INT(RAND()*30)" office:value-type="float" office:value="6" calcext:value-type="float">
            <text:p>6</text:p>
          </table:table-cell>
          <table:table-cell table:formula="of:=CONCATENATE(1990+INT(RAND()*25);&quot;-&quot;;TEXT(1+INT(RAND()*12);&quot;00&quot;);&quot;-&quot;;TEXT(1+INT(RAND()*28);&quot;00&quot;))" office:value-type="string" office:string-value="2002-10-16" calcext:value-type="string">
            <text:p>2002-10-16</text:p>
          </table:table-cell>
          <table:table-cell table:formula="of:=CONCATENATE(&quot;INSERT INTO CARGOEMPREGADO VALUES (&quot;;[.U62];&quot;, &quot;;[.V62];&quot;, '&quot;;[.W62];&quot;');&quot;)" office:value-type="string" office:string-value="INSERT INTO CARGOEMPREGADO VALUES (4, 6, '2002-10-16');" calcext:value-type="string">
            <text:p>INSERT INTO CARGOEMPREGADO VALUES (4, 6, '2002-10-16');</text:p>
          </table:table-cell>
        </table:table-row>
        <table:table-row table:style-name="ro1">
          <table:table-cell table:number-columns-repeated="15"/>
          <table:table-cell table:formula="of:=1+INT(RAND()*5)" office:value-type="float" office:value="5" calcext:value-type="float">
            <text:p>5</text:p>
          </table:table-cell>
          <table:table-cell table:formula="of:=1+INT(RAND()*30)" office:value-type="float" office:value="18" calcext:value-type="float">
            <text:p>18</text:p>
          </table:table-cell>
          <table:table-cell table:formula="of:=CONCATENATE(1990+INT(RAND()*25);&quot;-&quot;;TEXT(1+INT(RAND()*12);&quot;00&quot;);&quot;-&quot;;TEXT(1+INT(RAND()*28);&quot;00&quot;))" office:value-type="string" office:string-value="2009-12-17" calcext:value-type="string">
            <text:p>2009-12-17</text:p>
          </table:table-cell>
          <table:table-cell table:formula="of:=CONCATENATE(&quot;INSERT INTO DEPTOEMPREGADO VALUES (&quot;;[.P63];&quot;, &quot;;[.Q63];&quot;, '&quot;;[.R63];&quot;');&quot;)" office:value-type="string" office:string-value="INSERT INTO DEPTOEMPREGADO VALUES (5, 18, '2009-12-17');" calcext:value-type="string">
            <text:p>INSERT INTO DEPTOEMPREGADO VALUES (5, 18, '2009-12-17');</text:p>
          </table:table-cell>
          <table:table-cell/>
          <table:table-cell table:formula="of:=2+INT(RAND()*9)" office:value-type="float" office:value="3" calcext:value-type="float">
            <text:p>3</text:p>
          </table:table-cell>
          <table:table-cell table:formula="of:=1+INT(RAND()*30)" office:value-type="float" office:value="1" calcext:value-type="float">
            <text:p>1</text:p>
          </table:table-cell>
          <table:table-cell table:formula="of:=CONCATENATE(1990+INT(RAND()*25);&quot;-&quot;;TEXT(1+INT(RAND()*12);&quot;00&quot;);&quot;-&quot;;TEXT(1+INT(RAND()*28);&quot;00&quot;))" office:value-type="string" office:string-value="1999-03-21" calcext:value-type="string">
            <text:p>1999-03-21</text:p>
          </table:table-cell>
          <table:table-cell table:formula="of:=CONCATENATE(&quot;INSERT INTO CARGOEMPREGADO VALUES (&quot;;[.U63];&quot;, &quot;;[.V63];&quot;, '&quot;;[.W63];&quot;');&quot;)" office:value-type="string" office:string-value="INSERT INTO CARGOEMPREGADO VALUES (3, 1, '1999-03-21');" calcext:value-type="string">
            <text:p>INSERT INTO CARGOEMPREGADO VALUES (3, 1, '1999-03-21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9:23:39.540886196</meta:creation-date>
    <dc:date>2018-10-09T20:19:09.495180844</dc:date>
    <meta:editing-duration>PT13M6S</meta:editing-duration>
    <meta:editing-cycles>1</meta:editing-cycles>
    <meta:document-statistic meta:table-count="1" meta:cell-count="705" meta:object-count="0"/>
    <meta:generator>LibreOffice/5.2.7.2$Linux_X86_64 LibreOffice_project/20m0$Build-2</meta:generator>
  </office:meta>
</office:document-meta>
</file>